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2535378.8980178" calcext:value-type="float">
            <text:p><text:s/>42,535,379 <text:s/></text:p>
          </table:table-cell>
          <table:table-cell table:style-name="ce42" office:value-type="float" office:value="4298670.64222222" calcext:value-type="float">
            <text:p><text:s/>4,298,671 <text:s/></text:p>
          </table:table-cell>
          <table:table-cell table:style-name="ce42" office:value-type="float" office:value="29053384.4113511" calcext:value-type="float">
            <text:p><text:s/>29,053,384 <text:s/></text:p>
          </table:table-cell>
          <table:table-cell table:style-name="ce42" office:value-type="float" office:value="215684.588888889" calcext:value-type="float">
            <text:p><text:s/>215,685 <text:s/></text:p>
          </table:table-cell>
          <table:table-cell table:style-name="ce42" office:value-type="float" office:value="8784813.25555556" calcext:value-type="float">
            <text:p><text:s/>8,784,8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826" calcext:value-type="float">
            <text:p><text:s/>182,8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9270.2" calcext:value-type="float">
            <text:p><text:s/>89,2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.311111111111" calcext:value-type="float">
            <text:p><text:s/>7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53.8888888889" calcext:value-type="float">
            <text:p><text:s/>88,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431920.846393027" calcext:value-type="float">
            <text:p><text:s/>-431,921 <text:s/></text:p>
          </table:table-cell>
          <table:table-cell table:style-name="ce42" office:value-type="float" office:value="-195733.998888889" calcext:value-type="float">
            <text:p><text:s/>-195,734 <text:s/></text:p>
          </table:table-cell>
          <table:table-cell table:style-name="ce42" office:value-type="float" office:value="-269545.41313143" calcext:value-type="float">
            <text:p><text:s/>-269,545 <text:s/></text:p>
          </table:table-cell>
          <table:table-cell table:style-name="ce42" office:value-type="float" office:value="13416.6333333333" calcext:value-type="float">
            <text:p><text:s/>13,417 <text:s/></text:p>
          </table:table-cell>
          <table:table-cell table:style-name="ce42" office:value-type="float" office:value="45859.8211828473" calcext:value-type="float">
            <text:p><text:s/>45,8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5917.8888888889" calcext:value-type="float">
            <text:p><text:s/>-25,9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2878029.5444108" calcext:value-type="float">
            <text:p><text:s/>42,878,030 <text:s/></text:p>
          </table:table-cell>
          <table:table-cell table:style-name="ce43" office:value-type="float" office:value="4494404.64111111" calcext:value-type="float">
            <text:p><text:s/>4,494,405 <text:s/></text:p>
          </table:table-cell>
          <table:table-cell table:style-name="ce43" office:value-type="float" office:value="29322929.8244825" calcext:value-type="float">
            <text:p><text:s/>29,322,930 <text:s/></text:p>
          </table:table-cell>
          <table:table-cell table:style-name="ce43" office:value-type="float" office:value="201551.644444444" calcext:value-type="float">
            <text:p><text:s/>201,552 <text:s/></text:p>
          </table:table-cell>
          <table:table-cell table:style-name="ce43" office:value-type="float" office:value="8738953.43437271" calcext:value-type="float">
            <text:p><text:s/>8,738,95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0190" calcext:value-type="float">
            <text:p><text:s/>120,19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32116.61499466" calcext:value-type="float">
            <text:p><text:s/>132,117 <text:s/></text:p>
          </table:table-cell>
          <table:table-cell table:style-name="ce43" office:value-type="float" office:value="18122.4077777777" calcext:value-type="float">
            <text:p><text:s/>18,122 <text:s/></text:p>
          </table:table-cell>
          <table:table-cell table:style-name="ce43" office:value-type="float" office:value="242967.513034721" calcext:value-type="float">
            <text:p><text:s/>242,968 <text:s/></text:p>
          </table:table-cell>
          <table:table-cell table:style-name="ce43" office:value-type="float" office:value="-45666.4111111111" calcext:value-type="float">
            <text:p><text:s/>-45,666 <text:s/></text:p>
          </table:table-cell>
          <table:table-cell table:style-name="ce43" office:value-type="float" office:value="-63223.8947067287" calcext:value-type="float">
            <text:p><text:s/>-63,22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0082.9999999996" calcext:value-type="float">
            <text:p><text:s/>-20,08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1338543.1688646" calcext:value-type="float">
            <text:p><text:s/>41,338,543 <text:s/></text:p>
          </table:table-cell>
          <table:table-cell table:style-name="ce42" office:value-type="float" office:value="4476282.23333333" calcext:value-type="float">
            <text:p><text:s/>4,476,282 <text:s/></text:p>
          </table:table-cell>
          <table:table-cell table:style-name="ce42" office:value-type="float" office:value="23879161.2359378" calcext:value-type="float">
            <text:p><text:s/>23,879,1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02177.32907944" calcext:value-type="float">
            <text:p><text:s/>8,802,1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9232.11111111" calcext:value-type="float">
            <text:p><text:s/>3,449,2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732828.44777778" calcext:value-type="float">
            <text:p><text:s/>5,732,828 <text:s/></text:p>
          </table:table-cell>
          <table:table-cell table:style-name="ce42" office:value-type="float" office:value="4476282.23333333" calcext:value-type="float">
            <text:p><text:s/>4,476,282 <text:s/></text:p>
          </table:table-cell>
          <table:table-cell table:style-name="ce42" office:value-type="float" office:value="1256546.21444444" calcext:value-type="float">
            <text:p><text:s/>1,256,5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505808.06777778" calcext:value-type="float">
            <text:p><text:s/>4,505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6575.95666667" calcext:value-type="float">
            <text:p><text:s/>1,056,5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49232.11111111" calcext:value-type="float">
            <text:p><text:s/>3,449,2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783754.9825539" calcext:value-type="float">
            <text:p><text:s/>21,783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92287.60903" calcext:value-type="float">
            <text:p><text:s/>13,192,2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91467.37352388" calcext:value-type="float">
            <text:p><text:s/>8,591,4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37830.968888889" calcext:value-type="float">
            <text:p><text:s/>737,8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830.968888889" calcext:value-type="float">
            <text:p><text:s/>737,8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578320.70186618" calcext:value-type="float">
            <text:p><text:s/>8,578,3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635920.48690777" calcext:value-type="float">
            <text:p><text:s/>7,635,9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0709.955555556" calcext:value-type="float">
            <text:p><text:s/>210,7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991273.156" calcext:value-type="float">
            <text:p><text:s/>6,991,2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07453.33333333" calcext:value-type="float">
            <text:p><text:s/>4,007,4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991273.156" calcext:value-type="float">
            <text:p><text:s/>6,991,2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07453.33333333" calcext:value-type="float">
            <text:p><text:s/>4,007,4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038280.56266667" calcext:value-type="float">
            <text:p><text:s/>1,038,28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20579.250333333" calcext:value-type="float">
            <text:p><text:s/>520,5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17701.312333333" calcext:value-type="float">
            <text:p><text:s/>517,70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1493.4022222222" calcext:value-type="float">
            <text:p><text:s/>41,4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121.2222222222" calcext:value-type="float">
            <text:p><text:s/>24,12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18868.9516627" calcext:value-type="float">
            <text:p><text:s/>7,318,86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00801.07551001" calcext:value-type="float">
            <text:p><text:s/>5,200,801 <text:s/></text:p>
          </table:table-cell>
          <table:table-cell table:style-name="ce44" office:value-type="float" office:value="247218.055555556" calcext:value-type="float">
            <text:p><text:s/>247,21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74373" calcext:value-type="float">
            <text:p><text:s/>674,37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027252.44055159" calcext:value-type="float">
            <text:p><text:s/>7,027,2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00801.07551001" calcext:value-type="float">
            <text:p><text:s/>5,200,801 <text:s/></text:p>
          </table:table-cell>
          <table:table-cell table:style-name="ce44" office:value-type="float" office:value="218197.988888889" calcext:value-type="float">
            <text:p><text:s/>218,19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1776.555555556" calcext:value-type="float">
            <text:p><text:s/>411,77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027252.44055159" calcext:value-type="float">
            <text:p><text:s/>7,027,2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00801.07551001" calcext:value-type="float">
            <text:p><text:s/>5,200,801 <text:s/></text:p>
          </table:table-cell>
          <table:table-cell table:style-name="ce42" office:value-type="float" office:value="218197.988888889" calcext:value-type="float">
            <text:p><text:s/>218,1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1776.555555556" calcext:value-type="float">
            <text:p><text:s/>411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5984.54784" calcext:value-type="float">
            <text:p><text:s/>45,9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984.54784" calcext:value-type="float">
            <text:p><text:s/>45,9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1989.846463193" calcext:value-type="float">
            <text:p><text:s/>461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989.846463193" calcext:value-type="float">
            <text:p><text:s/>461,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89365.544559448" calcext:value-type="float">
            <text:p><text:s/>589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9365.544559448" calcext:value-type="float">
            <text:p><text:s/>589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56710.03737852" calcext:value-type="float">
            <text:p><text:s/>2,056,7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1402.17071185" calcext:value-type="float">
            <text:p><text:s/>2,051,4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41502.67025849" calcext:value-type="float">
            <text:p><text:s/>1,441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1502.67025849" calcext:value-type="float">
            <text:p><text:s/>1,441,5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1225.5221568989" calcext:value-type="float">
            <text:p>( 81,22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225.5221568989" calcext:value-type="float">
            <text:p>( 81,22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60277.14810159" calcext:value-type="float">
            <text:p>( 1,360,27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60277.14810159" calcext:value-type="float">
            <text:p>( 1,360,2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56637.401904086" calcext:value-type="float">
            <text:p><text:s/>456,6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6637.401904086" calcext:value-type="float">
            <text:p><text:s/>456,6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7554.064842606" calcext:value-type="float">
            <text:p><text:s/>147,5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554.064842606" calcext:value-type="float">
            <text:p><text:s/>147,5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015.9003733333" calcext:value-type="float">
            <text:p><text:s/>11,016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708.03370666667" calcext:value-type="float">
            <text:p><text:s/>5,70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784.73728" calcext:value-type="float">
            <text:p><text:s/>2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4.73728" calcext:value-type="float">
            <text:p><text:s/>2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1.0666666666667" calcext:value-type="float">
            <text:p><text:s/>8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81.0666666666667" calcext:value-type="float">
            <text:p><text:s/>8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89503.78254222" calcext:value-type="float">
            <text:p><text:s/>1,889,5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89503.78254222" calcext:value-type="float">
            <text:p><text:s/>1,889,5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62991.30965333" calcext:value-type="float">
            <text:p><text:s/>1,462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2991.30965333" calcext:value-type="float">
            <text:p><text:s/>1,462,9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26512.472888889" calcext:value-type="float">
            <text:p><text:s/>426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6512.472888889" calcext:value-type="float">
            <text:p><text:s/>426,5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23495.00728158" calcext:value-type="float">
            <text:p><text:s/>1,823,4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1.50890666667" calcext:value-type="float">
            <text:p><text:s/>2,352 <text:s/></text:p>
          </table:table-cell>
          <table:table-cell table:style-name="ce42" office:value-type="float" office:value="218197.988888889" calcext:value-type="float">
            <text:p><text:s/>218,1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1776.555555556" calcext:value-type="float">
            <text:p><text:s/>411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21356.19298825" calcext:value-type="float">
            <text:p><text:s/>1,821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.694613333333" calcext:value-type="float">
            <text:p><text:s/>213 <text:s/></text:p>
          </table:table-cell>
          <table:table-cell table:style-name="ce42" office:value-type="float" office:value="218197.988888889" calcext:value-type="float">
            <text:p><text:s/>218,1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1776.555555556" calcext:value-type="float">
            <text:p><text:s/>411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38.81429333333" calcext:value-type="float">
            <text:p><text:s/>2,1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8.81429333333" calcext:value-type="float">
            <text:p><text:s/>2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0.06528" calcext:value-type="float">
            <text:p><text:s/>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.06528" calcext:value-type="float">
            <text:p><text:s/>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7157.805259964" calcext:value-type="float">
            <text:p><text:s/>157,1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157.805259964" calcext:value-type="float">
            <text:p><text:s/>157,1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91616.511111111" calcext:value-type="float">
            <text:p><text:s/>291,6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020.0666666667" calcext:value-type="float">
            <text:p><text:s/>29,0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596.444444444" calcext:value-type="float">
            <text:p><text:s/>262,5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91616.511111111" calcext:value-type="float">
            <text:p><text:s/>291,6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020.0666666667" calcext:value-type="float">
            <text:p><text:s/>29,0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596.444444444" calcext:value-type="float">
            <text:p><text:s/>262,5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451334.357661" calcext:value-type="float">
            <text:p><text:s/>122,451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946436.520857" calcext:value-type="float">
            <text:p><text:s/>82,946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19219.748238" calcext:value-type="float">
            <text:p><text:s/>38,519,2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180738.011" calcext:value-type="float">
            <text:p><text:s/>91,180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203141.262762" calcext:value-type="float">
            <text:p><text:s/>55,203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77596.748238" calcext:value-type="float">
            <text:p><text:s/>35,97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339526.103214" calcext:value-type="float">
            <text:p><text:s/>2,339,5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9526.103214" calcext:value-type="float">
            <text:p><text:s/>2,339,5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931070.243447" calcext:value-type="float">
            <text:p><text:s/>28,931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03769.154881" calcext:value-type="float">
            <text:p><text:s/>25,403,7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1623" calcext:value-type="float">
            <text:p><text:s/>2,541,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2373516.86695" calcext:value-type="float">
            <text:p><text:s/>22,373,5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71831.86695" calcext:value-type="float">
            <text:p><text:s/>19,871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685" calcext:value-type="float">
            <text:p><text:s/>2,501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2373516.86695" calcext:value-type="float">
            <text:p><text:s/>22,373,51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871831.86695" calcext:value-type="float">
            <text:p><text:s/>19,871,8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501685" calcext:value-type="float">
            <text:p><text:s/>2,501,6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9158.2557042118" calcext:value-type="float">
            <text:p><text:s/>59,158 <text:s/></text:p>
          </table:table-cell>
          <table:table-cell table:style-name="ce41" office:value-type="float" office:value="11378" calcext:value-type="float">
            <text:p><text:s/>11,378 <text:s/></text:p>
          </table:table-cell>
          <table:table-cell table:style-name="ce41" office:value-type="float" office:value="47780.2557042118" calcext:value-type="float">
            <text:p><text:s/>47,78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659767.2375523" calcext:value-type="float">
            <text:p><text:s/>67,659,767 <text:s/></text:p>
          </table:table-cell>
          <table:table-cell table:style-name="ce42" office:value-type="float" office:value="51359748" calcext:value-type="float">
            <text:p><text:s/>51,359,7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412.165" calcext:value-type="float">
            <text:p><text:s/>421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2952.4322" calcext:value-type="float">
            <text:p><text:s/>992,9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72023.9047251" calcext:value-type="float">
            <text:p><text:s/>18,872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114.68024" calcext:value-type="float">
            <text:p><text:s/>122,1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3316" calcext:value-type="float">
            <text:p><text:s/>1,313,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05604.44444444" calcext:value-type="float">
            <text:p><text:s/>2,305,6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01697.86715" calcext:value-type="float">
            <text:p><text:s/>-101,698 <text:s/></text:p>
          </table:table-cell>
          <table:table-cell table:style-name="ce42" office:value-type="float" office:value="-512426" calcext:value-type="float">
            <text:p><text:s/>-512,4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25701" calcext:value-type="float">
            <text:p><text:s/>-0 <text:s/></text:p>
          </table:table-cell>
          <table:table-cell table:style-name="ce42" office:value-type="float" office:value="14248.41037" calcext:value-type="float">
            <text:p><text:s/>14,24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329679.0112371" calcext:value-type="float">
            <text:p><text:s/>45,329,679 <text:s/></text:p>
          </table:table-cell>
          <table:table-cell table:style-name="ce43" office:value-type="float" office:value="51883552" calcext:value-type="float">
            <text:p><text:s/>51,883,552 <text:s/></text:p>
          </table:table-cell>
          <table:table-cell table:style-name="ce43" office:value-type="float" office:value="47780.2557042118" calcext:value-type="float">
            <text:p><text:s/>47,780 <text:s/></text:p>
          </table:table-cell>
          <table:table-cell table:style-name="ce43" office:value-type="float" office:value="421412.165" calcext:value-type="float">
            <text:p><text:s/>421,412 <text:s/></text:p>
          </table:table-cell>
          <table:table-cell table:style-name="ce43" office:value-type="float" office:value="0.000000000025701" calcext:value-type="float">
            <text:p><text:s/>0 <text:s/></text:p>
          </table:table-cell>
          <table:table-cell table:style-name="ce43" office:value-type="float" office:value="856589.34159" calcext:value-type="float">
            <text:p><text:s/>856,5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59466.71521889" calcext:value-type="float">
            <text:p><text:s/>6,859,4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810.32633" calcext:value-type="float">
            <text:p><text:s/>71,8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20331" calcext:value-type="float">
            <text:p><text:s/>0 <text:s/></text:p>
          </table:table-cell>
          <table:table-cell table:style-name="ce43" office:value-type="float" office:value="0.00000000000927" calcext:value-type="float">
            <text:p><text:s/>0 <text:s/></text:p>
          </table:table-cell>
          <table:table-cell table:style-name="ce43" office:value-type="float" office:value="-0.000000000003615" calcext:value-type="float">
            <text:p><text:s/>-0 <text:s/></text:p>
          </table:table-cell>
          <table:table-cell table:style-name="ce43" office:value-type="float" office:value="-662259.276743805" calcext:value-type="float">
            <text:p><text:s/>-662,259 <text:s/></text:p>
          </table:table-cell>
          <table:table-cell table:style-name="ce43" office:value-type="float" office:value="-310734" calcext:value-type="float">
            <text:p><text:s/>-310,73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2770.48015777156" calcext:value-type="float">
            <text:p><text:s/>-2,7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02420.976752806" calcext:value-type="float">
            <text:p><text:s/>202,421 <text:s/></text:p>
          </table:table-cell>
          <table:table-cell table:style-name="ce42" office:value-type="float" office:value="431980.765603249" calcext:value-type="float">
            <text:p><text:s/>431,981 <text:s/></text:p>
          </table:table-cell>
          <table:table-cell table:style-name="ce42" office:value-type="float" office:value="97288.5170468055" calcext:value-type="float">
            <text:p><text:s/>97,289 <text:s/></text:p>
          </table:table-cell>
          <table:table-cell table:style-name="ce42" office:value-type="float" office:value="54791749.8999387" calcext:value-type="float">
            <text:p><text:s/>54,791,750 <text:s/></text:p>
          </table:table-cell>
          <table:table-cell table:style-name="ce42" office:value-type="float" office:value="52194286" calcext:value-type="float">
            <text:p><text:s/>52,194,286 <text:s/></text:p>
          </table:table-cell>
          <table:table-cell table:style-name="ce42" office:value-type="float" office:value="47780.2557042118" calcext:value-type="float">
            <text:p><text:s/>47,780 <text:s/></text:p>
          </table:table-cell>
          <table:table-cell table:style-name="ce42" office:value-type="float" office:value="421412.165" calcext:value-type="float">
            <text:p><text:s/>421,412 <text:s/></text:p>
          </table:table-cell>
          <table:table-cell table:style-name="ce42" office:value-type="float" office:value="15816.7484031649" calcext:value-type="float">
            <text:p><text:s/>15,8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63478.4207042" calcext:value-type="float">
            <text:p><text:s/>52,663,478 <text:s/></text:p>
          </table:table-cell>
          <table:table-cell table:style-name="ce42" office:value-type="float" office:value="52194286" calcext:value-type="float">
            <text:p><text:s/>52,194,286 <text:s/></text:p>
          </table:table-cell>
          <table:table-cell table:style-name="ce42" office:value-type="float" office:value="47780.2557042118" calcext:value-type="float">
            <text:p><text:s/>47,780 <text:s/></text:p>
          </table:table-cell>
          <table:table-cell table:style-name="ce42" office:value-type="float" office:value="421412.165" calcext:value-type="float">
            <text:p><text:s/>421,4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0361.2" calcext:value-type="float">
            <text:p><text:s/>1,530,3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8.26666666667" calcext:value-type="float">
            <text:p><text:s/>2,4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2420.976752806" calcext:value-type="float">
            <text:p><text:s/>202,421 <text:s/></text:p>
          </table:table-cell>
          <table:table-cell table:style-name="ce43" office:value-type="float" office:value="431980.765603249" calcext:value-type="float">
            <text:p><text:s/>431,981 <text:s/></text:p>
          </table:table-cell>
          <table:table-cell table:style-name="ce43" office:value-type="float" office:value="97288.5170468055" calcext:value-type="float">
            <text:p><text:s/>97,289 <text:s/></text:p>
          </table:table-cell>
          <table:table-cell table:style-name="ce43" office:value-type="float" office:value="595442.012567847" calcext:value-type="float">
            <text:p><text:s/>595,44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816.7484031649" calcext:value-type="float">
            <text:p><text:s/>15,81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85342.2" calcext:value-type="float">
            <text:p><text:s/>1,185,342 <text:s/></text:p>
          </table:table-cell>
          <table:table-cell table:style-name="ce42" office:value-type="float" office:value="1561800.13033333" calcext:value-type="float">
            <text:p><text:s/>1,561,800 <text:s/></text:p>
          </table:table-cell>
          <table:table-cell table:style-name="ce42" office:value-type="float" office:value="236677.492333333" calcext:value-type="float">
            <text:p><text:s/>236,677 <text:s/></text:p>
          </table:table-cell>
          <table:table-cell table:style-name="ce42" office:value-type="float" office:value="59849596.3946855" calcext:value-type="float">
            <text:p><text:s/>59,849,5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7486.14895656" calcext:value-type="float">
            <text:p><text:s/>1,467,486 <text:s/></text:p>
          </table:table-cell>
          <table:table-cell table:style-name="ce42" office:value-type="float" office:value="1843095.07509" calcext:value-type="float">
            <text:p><text:s/>1,843,0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185342.2" calcext:value-type="float">
            <text:p><text:s/>1,185,342 <text:s/></text:p>
          </table:table-cell>
          <table:table-cell table:style-name="ce42" office:value-type="float" office:value="1561800.13033333" calcext:value-type="float">
            <text:p><text:s/>1,561,800 <text:s/></text:p>
          </table:table-cell>
          <table:table-cell table:style-name="ce42" office:value-type="float" office:value="236677.492333333" calcext:value-type="float">
            <text:p><text:s/>236,677 <text:s/></text:p>
          </table:table-cell>
          <table:table-cell table:style-name="ce42" office:value-type="float" office:value="54503541.3194321" calcext:value-type="float">
            <text:p><text:s/>54,503,5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7486.14895656" calcext:value-type="float">
            <text:p><text:s/>1,467,486 <text:s/></text:p>
          </table:table-cell>
          <table:table-cell table:style-name="ce42" office:value-type="float" office:value="1464738.78117" calcext:value-type="float">
            <text:p><text:s/>1,464,73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46055.07525333" calcext:value-type="float">
            <text:p><text:s/>5,346,0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78356.29392" calcext:value-type="float">
            <text:p><text:s/>378,3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7123.266666667" calcext:value-type="float">
            <text:p><text:s/>197,123 <text:s/></text:p>
          </table:table-cell>
          <table:table-cell table:style-name="ce42" office:value-type="float" office:value="783180.085333333" calcext:value-type="float">
            <text:p><text:s/>783,180 <text:s/></text:p>
          </table:table-cell>
          <table:table-cell table:style-name="ce42" office:value-type="float" office:value="57977.2106666667" calcext:value-type="float">
            <text:p><text:s/>57,977 <text:s/></text:p>
          </table:table-cell>
          <table:table-cell table:style-name="ce42" office:value-type="float" office:value="2434047.00826703" calcext:value-type="float">
            <text:p><text:s/>2,434,0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1354.23775874" calcext:value-type="float">
            <text:p><text:s/>1,451,354 <text:s/></text:p>
          </table:table-cell>
          <table:table-cell table:style-name="ce42" office:value-type="float" office:value="98669.2991862831" calcext:value-type="float">
            <text:p><text:s/>98,6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6.93333333333" calcext:value-type="float">
            <text:p><text:s/>2,3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5149.066666667" calcext:value-type="float">
            <text:p><text:s/>185,149 <text:s/></text:p>
          </table:table-cell>
          <table:table-cell table:style-name="ce42" office:value-type="float" office:value="277452.973" calcext:value-type="float">
            <text:p><text:s/>277,453 <text:s/></text:p>
          </table:table-cell>
          <table:table-cell table:style-name="ce42" office:value-type="float" office:value="57977.2106666667" calcext:value-type="float">
            <text:p><text:s/>57,977 <text:s/></text:p>
          </table:table-cell>
          <table:table-cell table:style-name="ce42" office:value-type="float" office:value="16277.0666666667" calcext:value-type="float">
            <text:p><text:s/>16,2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1974.2" calcext:value-type="float">
            <text:p><text:s/>11,974 <text:s/></text:p>
          </table:table-cell>
          <table:table-cell table:style-name="ce42" office:value-type="float" office:value="505727.112333333" calcext:value-type="float">
            <text:p><text:s/>505,7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2110.51187074" calcext:value-type="float">
            <text:p><text:s/>2,412,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1354.23775874" calcext:value-type="float">
            <text:p><text:s/>1,451,354 <text:s/></text:p>
          </table:table-cell>
          <table:table-cell table:style-name="ce42" office:value-type="float" office:value="97406.80279" calcext:value-type="float">
            <text:p><text:s/>97,4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8" calcext:value-type="float">
            <text:p><text:s/>1,8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94.4963962831" calcext:value-type="float">
            <text:p><text:s/>1,39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62.49639628311" calcext:value-type="float">
            <text:p><text:s/>1,26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25.866666666667" calcext:value-type="float">
            <text:p><text:s/>226 <text:s/></text:p>
          </table:table-cell>
          <table:table-cell table:style-name="ce44" office:value-type="float" office:value="5038.93133333333" calcext:value-type="float">
            <text:p><text:s/>5,039 <text:s/></text:p>
          </table:table-cell>
          <table:table-cell table:style-name="ce44" office:value-type="float" office:value="12107.382" calcext:value-type="float">
            <text:p><text:s/>12,10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85572.089913861" calcext:value-type="float">
            <text:p><text:s/>785,572 <text:s/></text:p>
          </table:table-cell>
          <table:table-cell table:style-name="ce44" office:value-type="float" office:value="341600.348063417" calcext:value-type="float">
            <text:p><text:s/>341,600 <text:s/></text:p>
          </table:table-cell>
          <table:table-cell table:style-name="ce44" office:value-type="float" office:value="69304.3826198612" calcext:value-type="float">
            <text:p><text:s/>69,304 <text:s/></text:p>
          </table:table-cell>
          <table:table-cell table:style-name="ce44" office:value-type="float" office:value="41756271.0592417" calcext:value-type="float">
            <text:p><text:s/>41,756,27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15.162794650669" calcext:value-type="float">
            <text:p><text:s/>315 <text:s/></text:p>
          </table:table-cell>
          <table:table-cell table:style-name="ce44" office:value-type="float" office:value="2531975.27132149" calcext:value-type="float">
            <text:p><text:s/>2,531,97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85572.089913861" calcext:value-type="float">
            <text:p><text:s/>785,572 <text:s/></text:p>
          </table:table-cell>
          <table:table-cell table:style-name="ce44" office:value-type="float" office:value="341600.348063417" calcext:value-type="float">
            <text:p><text:s/>341,600 <text:s/></text:p>
          </table:table-cell>
          <table:table-cell table:style-name="ce44" office:value-type="float" office:value="69304.3826198612" calcext:value-type="float">
            <text:p><text:s/>69,304 <text:s/></text:p>
          </table:table-cell>
          <table:table-cell table:style-name="ce44" office:value-type="float" office:value="19135132.8909339" calcext:value-type="float">
            <text:p><text:s/>19,135,13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15.162794650669" calcext:value-type="float">
            <text:p><text:s/>315 <text:s/></text:p>
          </table:table-cell>
          <table:table-cell table:style-name="ce44" office:value-type="float" office:value="1765241.65134149" calcext:value-type="float">
            <text:p><text:s/>1,765,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85572.089913861" calcext:value-type="float">
            <text:p><text:s/>785,572 <text:s/></text:p>
          </table:table-cell>
          <table:table-cell table:style-name="ce42" office:value-type="float" office:value="341600.348063417" calcext:value-type="float">
            <text:p><text:s/>341,600 <text:s/></text:p>
          </table:table-cell>
          <table:table-cell table:style-name="ce42" office:value-type="float" office:value="69304.3826198612" calcext:value-type="float">
            <text:p><text:s/>69,304 <text:s/></text:p>
          </table:table-cell>
          <table:table-cell table:style-name="ce42" office:value-type="float" office:value="3485235.9121913" calcext:value-type="float">
            <text:p><text:s/>3,485,2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162794650669" calcext:value-type="float">
            <text:p><text:s/>315 <text:s/></text:p>
          </table:table-cell>
          <table:table-cell table:style-name="ce42" office:value-type="float" office:value="331412.58371" calcext:value-type="float">
            <text:p><text:s/>331,4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608.7886" calcext:value-type="float">
            <text:p><text:s/>46,6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21.7886" calcext:value-type="float">
            <text:p><text:s/>2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089.543503696" calcext:value-type="float">
            <text:p><text:s/>281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82.28645" calcext:value-type="float">
            <text:p><text:s/>6,8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665.416915531" calcext:value-type="float">
            <text:p><text:s/>399,6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8.09114" calcext:value-type="float">
            <text:p><text:s/>1,0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41.06025" calcext:value-type="float">
            <text:p><text:s/>18,4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1.06025" calcext:value-type="float">
            <text:p><text:s/>2,7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7.54529666667" calcext:value-type="float">
            <text:p><text:s/>7,8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.47863" calcext:value-type="float">
            <text:p><text:s/>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292.609940553" calcext:value-type="float">
            <text:p><text:s/>125,2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8.04899" calcext:value-type="float">
            <text:p><text:s/>2,3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78.72961666667" calcext:value-type="float">
            <text:p><text:s/>3,8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4.46295" calcext:value-type="float">
            <text:p><text:s/>2,7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07.86666666667" calcext:value-type="float">
            <text:p><text:s/>5,3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5109.36478388" calcext:value-type="float">
            <text:p><text:s/>1,175,1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162794650669" calcext:value-type="float">
            <text:p><text:s/>315 <text:s/></text:p>
          </table:table-cell>
          <table:table-cell table:style-name="ce42" office:value-type="float" office:value="159906.27343" calcext:value-type="float">
            <text:p><text:s/>159,9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021.071680459" calcext:value-type="float">
            <text:p><text:s/>916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571.52806" calcext:value-type="float">
            <text:p><text:s/>64,5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78316.442040885" calcext:value-type="float">
            <text:p>( 778,31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3912.11522" calcext:value-type="float">
            <text:p>( 63,91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7289.69630624" calcext:value-type="float">
            <text:p>( 137,29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59.41284" calcext:value-type="float">
            <text:p>( 65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14.933333333333" calcext:value-type="float">
            <text:p>( 41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646.039120059" calcext:value-type="float">
            <text:p><text:s/>121,6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162794650669" calcext:value-type="float">
            <text:p><text:s/>3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35.9086133618" calcext:value-type="float">
            <text:p><text:s/>36,7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307.86666666667" calcext:value-type="float">
            <text:p><text:s/>5,308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0706.34537" calcext:value-type="float">
            <text:p><text:s/>100,70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5334.74537" calcext:value-type="float">
            <text:p><text:s/>95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574.050575556" calcext:value-type="float">
            <text:p><text:s/>134,5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51.49502" calcext:value-type="float">
            <text:p><text:s/>3,2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031.1936266667" calcext:value-type="float">
            <text:p><text:s/>67,0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2.92696" calcext:value-type="float">
            <text:p><text:s/>3,01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8684.4482333333" calcext:value-type="float">
            <text:p><text:s/>88,68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527.1149" calcext:value-type="float">
            <text:p><text:s/>6,5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413.283063333" calcext:value-type="float">
            <text:p><text:s/>281,4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80.54973" calcext:value-type="float">
            <text:p><text:s/>9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952.4666666667" calcext:value-type="float">
            <text:p><text:s/>46,9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460.816396667" calcext:value-type="float">
            <text:p><text:s/>234,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80.54973" calcext:value-type="float">
            <text:p><text:s/>9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503.33125666667" calcext:value-type="float">
            <text:p>( 5,50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383.86459" calcext:value-type="float">
            <text:p>( 5,38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159.52483333333" calcext:value-type="float">
            <text:p>( 3,16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943.3915" calcext:value-type="float">
            <text:p>( 1,9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80264.223247194" calcext:value-type="float">
            <text:p><text:s/>780,264 <text:s/></text:p>
          </table:table-cell>
          <table:table-cell table:style-name="ce42" office:value-type="float" office:value="341600.348063417" calcext:value-type="float">
            <text:p><text:s/>341,600 <text:s/></text:p>
          </table:table-cell>
          <table:table-cell table:style-name="ce42" office:value-type="float" office:value="69304.3826198612" calcext:value-type="float">
            <text:p><text:s/>69,304 <text:s/></text:p>
          </table:table-cell>
          <table:table-cell table:style-name="ce42" office:value-type="float" office:value="412526.76365" calcext:value-type="float">
            <text:p><text:s/>412,5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23.05165" calcext:value-type="float">
            <text:p><text:s/>18,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80264.223247194" calcext:value-type="float">
            <text:p><text:s/>780,264 <text:s/></text:p>
          </table:table-cell>
          <table:table-cell table:style-name="ce42" office:value-type="float" office:value="341600.348063417" calcext:value-type="float">
            <text:p><text:s/>341,600 <text:s/></text:p>
          </table:table-cell>
          <table:table-cell table:style-name="ce42" office:value-type="float" office:value="69304.3826198612" calcext:value-type="float">
            <text:p><text:s/>69,304 <text:s/></text:p>
          </table:table-cell>
          <table:table-cell table:style-name="ce42" office:value-type="float" office:value="345628.899043333" calcext:value-type="float">
            <text:p><text:s/>345,6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88.05371" calcext:value-type="float">
            <text:p><text:s/>11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97.8646066667" calcext:value-type="float">
            <text:p><text:s/>66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34.99794" calcext:value-type="float">
            <text:p><text:s/>7,5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616.31468333333" calcext:value-type="float">
            <text:p>( 7,61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367.78135" calcext:value-type="float">
            <text:p>( 5,36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527.5748244444" calcext:value-type="float">
            <text:p><text:s/>80,5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16.93038" calcext:value-type="float">
            <text:p><text:s/>4,81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704.5932533333" calcext:value-type="float">
            <text:p><text:s/>10,70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077.25992" calcext:value-type="float">
            <text:p><text:s/>3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360.8262665187" calcext:value-type="float">
            <text:p><text:s/>70,3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00.48547" calcext:value-type="float">
            <text:p><text:s/>3,7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263.7300477778" calcext:value-type="float">
            <text:p><text:s/>39,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06.85227" calcext:value-type="float">
            <text:p><text:s/>7,5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577.434896667" calcext:value-type="float">
            <text:p><text:s/>102,5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874.16823" calcext:value-type="float">
            <text:p><text:s/>91,8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1.480000009333" calcext:value-type="float">
            <text:p><text:s/>9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10.525406667" calcext:value-type="float">
            <text:p><text:s/>100,2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7.25874" calcext:value-type="float">
            <text:p><text:s/>88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476.94944" calcext:value-type="float">
            <text:p><text:s/>38,47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00979.67845" calcext:value-type="float">
            <text:p><text:s/>12,900,9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113.0465833333" calcext:value-type="float">
            <text:p><text:s/>93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98.6666666667" calcext:value-type="float">
            <text:p><text:s/>96,0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03563.27845" calcext:value-type="float">
            <text:p><text:s/>12,603,5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113.0465833333" calcext:value-type="float">
            <text:p><text:s/>93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06.6666666667" calcext:value-type="float">
            <text:p><text:s/>30,0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311.066666667" calcext:value-type="float">
            <text:p><text:s/>171,3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468.98047" calcext:value-type="float">
            <text:p><text:s/>456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656.3138033333" calcext:value-type="float">
            <text:p><text:s/>83,6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2812.666666667" calcext:value-type="float">
            <text:p><text:s/>372,8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334.7402936" calcext:value-type="float">
            <text:p><text:s/>1,028,3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574.2958491507" calcext:value-type="float">
            <text:p><text:s/>76,5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019.164569151" calcext:value-type="float">
            <text:p><text:s/>491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220.4645691507" calcext:value-type="float">
            <text:p><text:s/>76,2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36.53333333334" calcext:value-type="float">
            <text:p><text:s/>9,9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55.3333333333" calcext:value-type="float">
            <text:p><text:s/>13,5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95.4666666667" calcext:value-type="float">
            <text:p><text:s/>10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0.06666666667" calcext:value-type="float">
            <text:p><text:s/>5,6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602.698444444" calcext:value-type="float">
            <text:p><text:s/>354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.054" calcext:value-type="float">
            <text:p><text:s/>2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2945.47728" calcext:value-type="float">
            <text:p><text:s/>142,94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5.77728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64113.579529" calcext:value-type="float">
            <text:p><text:s/>1,264,11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64113.579529" calcext:value-type="float">
            <text:p><text:s/>1,264,1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21138.1683078" calcext:value-type="float">
            <text:p><text:s/>22,621,1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6733.61998" calcext:value-type="float">
            <text:p><text:s/>766,7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21138.1683078" calcext:value-type="float">
            <text:p><text:s/>22,621,1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6733.61998" calcext:value-type="float">
            <text:p><text:s/>766,7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976701.1533133" calcext:value-type="float">
            <text:p>( 18,976,70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66733.61998" calcext:value-type="float">
            <text:p>( 766,73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0400.801157" calcext:value-type="float">
            <text:p><text:s/>330,401 <text:s/></text:p>
          </table:table-cell>
          <table:table-cell table:style-name="ce42" office:value-type="float" office:value="570688.788595" calcext:value-type="float">
            <text:p><text:s/>570,689 <text:s/></text:p>
          </table:table-cell>
          <table:table-cell table:style-name="ce42" office:value-type="float" office:value="84588.498814" calcext:value-type="float">
            <text:p><text:s/>84,588 <text:s/></text:p>
          </table:table-cell>
          <table:table-cell table:style-name="ce42" office:value-type="float" office:value="7609419.230628" calcext:value-type="float">
            <text:p><text:s/>7,609,4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69.451559" calcext:value-type="float">
            <text:p><text:s/>55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9842.872" calcext:value-type="float">
            <text:p><text:s/>5,659,8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34.131187" calcext:value-type="float">
            <text:p><text:s/>7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0400.801157" calcext:value-type="float">
            <text:p><text:s/>330,401 <text:s/></text:p>
          </table:table-cell>
          <table:table-cell table:style-name="ce42" office:value-type="float" office:value="570688.788595" calcext:value-type="float">
            <text:p><text:s/>570,689 <text:s/></text:p>
          </table:table-cell>
          <table:table-cell table:style-name="ce42" office:value-type="float" office:value="84588.498814" calcext:value-type="float">
            <text:p><text:s/>84,588 <text:s/></text:p>
          </table:table-cell>
          <table:table-cell table:style-name="ce42" office:value-type="float" office:value="1942042.227441" calcext:value-type="float">
            <text:p><text:s/>1,942,0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69.451559" calcext:value-type="float">
            <text:p><text:s/>55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8868.520008" calcext:value-type="float">
            <text:p><text:s/>1,468,8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68868.520008" calcext:value-type="float">
            <text:p><text:s/>1,468,8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92731.6" calcext:value-type="float">
            <text:p><text:s/>11,792,7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1.3480160339" calcext:value-type="float">
            <text:p><text:s/>36,691 <text:s/></text:p>
          </table:table-cell>
          <table:table-cell table:number-columns-repeated="2" table:style-name="ce42" office:value-type="float" office:value="3739866.86666667" calcext:value-type="float">
            <text:p><text:s/>3,739,8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5159.11111111" calcext:value-type="float">
            <text:p><text:s/>1,465,1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305604.44444444" calcext:value-type="float">
            <text:p><text:s/>2,305,6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1234.7333333334" calcext:value-type="float">
            <text:p><text:s/>-51,235 <text:s/></text:p>
          </table:table-cell>
          <table:table-cell table:number-columns-repeated="2" table:style-name="ce42" office:value-type="float" office:value="51221.4733333334" calcext:value-type="float">
            <text:p><text:s/>51,2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49.3333333334" calcext:value-type="float">
            <text:p><text:s/>35,549 <text:s/></text:p>
          </table:table-cell>
          <table:table-cell table:style-name="ce42" office:value-type="float" office:value="891.555555555555" calcext:value-type="float">
            <text:p><text:s/>89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807274.9853173" calcext:value-type="float">
            <text:p><text:s/>11,807,275 <text:s/></text:p>
          </table:table-cell>
          <table:table-cell table:number-columns-repeated="2" table:style-name="ce43" office:value-type="float" office:value="-3791088.34" calcext:value-type="float">
            <text:p><text:s/>-3,791,08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06312.88888889" calcext:value-type="float">
            <text:p><text:s/>-3,806,313 <text:s/></text:p>
          </table:table-cell>
          <table:table-cell table:style-name="ce43" office:value-type="float" office:value="-891.555555555555" calcext:value-type="float">
            <text:p><text:s/>-8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10751.4" calcext:value-type="float">
            <text:p><text:s/>3,510,751 <text:s/></text:p>
          </table:table-cell>
          <table:table-cell table:number-columns-repeated="2" table:style-name="ce42" office:value-type="float" office:value="67383.3333333333" calcext:value-type="float">
            <text:p><text:s/>67,3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24.4444444444" calcext:value-type="float">
            <text:p><text:s/>25,1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6693.0813493668" calcext:value-type="float">
            <text:p><text:s/>-36,693 <text:s/></text:p>
          </table:table-cell>
          <table:table-cell table:number-columns-repeated="2" table:style-name="ce43" office:value-type="float" office:value="-84222.0600000001" calcext:value-type="float">
            <text:p><text:s/>-84,22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9729.777777778" calcext:value-type="float">
            <text:p><text:s/>229,730 <text:s/></text:p>
          </table:table-cell>
          <table:table-cell table:style-name="ce43" office:value-type="float" office:value="-4698.61111111111" calcext:value-type="float">
            <text:p><text:s/>-4,6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76750.86666667" calcext:value-type="float">
            <text:p><text:s/>9,876,751 <text:s/></text:p>
          </table:table-cell>
          <table:table-cell table:number-columns-repeated="2" table:style-name="ce42" office:value-type="float" office:value="12254810.88" calcext:value-type="float">
            <text:p><text:s/>12,254,8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6852.44444444" calcext:value-type="float">
            <text:p><text:s/>4,2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76750.86666667" calcext:value-type="float">
            <text:p><text:s/>9,876,751 <text:s/></text:p>
          </table:table-cell>
          <table:table-cell table:number-columns-repeated="2" table:style-name="ce42" office:value-type="float" office:value="7790992.16266667" calcext:value-type="float">
            <text:p><text:s/>7,790,9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6852.44444444" calcext:value-type="float">
            <text:p><text:s/>4,2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463818.71733333" calcext:value-type="float">
            <text:p><text:s/>4,463,81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68.8" calcext:value-type="float">
            <text:p><text:s/>3,8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56.93333333333" calcext:value-type="float">
            <text:p><text:s/>1,9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98" calcext:value-type="float">
            <text:p><text:s/>1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.8666666666667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209967.5333333" calcext:value-type="float">
            <text:p><text:s/>18,209,968 <text:s/></text:p>
          </table:table-cell>
          <table:table-cell table:number-columns-repeated="2" table:style-name="ce44" office:value-type="float" office:value="8476692.46666667" calcext:value-type="float">
            <text:p><text:s/>8,476,69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5685.333333333" calcext:value-type="float">
            <text:p><text:s/>235,685 <text:s/></text:p>
          </table:table-cell>
          <table:table-cell table:style-name="ce44" office:value-type="float" office:value="3805.16666666667" calcext:value-type="float">
            <text:p><text:s/>3,8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476692.46666667" calcext:value-type="float">
            <text:p><text:s/>8,476,69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5685.333333333" calcext:value-type="float">
            <text:p><text:s/>235,685 <text:s/></text:p>
          </table:table-cell>
          <table:table-cell table:style-name="ce44" office:value-type="float" office:value="3805.16666666667" calcext:value-type="float">
            <text:p><text:s/>3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65" calcext:value-type="float">
            <text:p><text:s/>6,5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.66666666667" calcext:value-type="float">
            <text:p><text:s/>1,243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.6666666666667" calcext:value-type="float">
            <text:p><text:s/>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6.2" calcext:value-type="float">
            <text:p><text:s/>4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4.733333333333" calcext:value-type="float">
            <text:p><text:s/>1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.7777777777778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.7777777777778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4.88888888889" calcext:value-type="float">
            <text:p><text:s/>1,2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.8" calcext:value-type="float">
            <text:p><text:s/>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.1333333333333" calcext:value-type="float">
            <text:p><text:s/>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66666666666667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3.6" calcext:value-type="float">
            <text:p><text:s/>2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2.866666666667" calcext:value-type="float">
            <text:p><text:s/>1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.7333333333333" calcext:value-type="float">
            <text:p><text:s/>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.2666666666667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95.3333333333333" calcext:value-type="float">
            <text:p><text:s/>9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6.533333333333" calcext:value-type="float">
            <text:p><text:s/>3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83.93333333333" calcext:value-type="float">
            <text:p><text:s/>4,2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9.933333333333" calcext:value-type="float">
            <text:p><text:s/>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2.333333333333" calcext:value-type="float">
            <text:p><text:s/>4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3.933333333333" calcext:value-type="float">
            <text:p><text:s/>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21676.61053333" calcext:value-type="float">
            <text:p><text:s/>8,421,6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98.6666666667" calcext:value-type="float">
            <text:p><text:s/>96,0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6098.6666666667" calcext:value-type="float">
            <text:p><text:s/>96,0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21676.61053333" calcext:value-type="float">
            <text:p><text:s/>8,421,6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89.38946666667" calcext:value-type="float">
            <text:p><text:s/>9,8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89.38946666667" calcext:value-type="float">
            <text:p><text:s/>9,8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561.4666666667" calcext:value-type="float">
            <text:p><text:s/>38,5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344" calcext:value-type="float">
            <text:p><text:s/>138,344 <text:s/></text:p>
          </table:table-cell>
          <table:table-cell table:style-name="ce42" office:value-type="float" office:value="3800.44444444444" calcext:value-type="float">
            <text:p><text:s/>3,8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759.5" calcext:value-type="float">
            <text:p><text:s/>1,7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11.2" calcext:value-type="float">
            <text:p><text:s/>8,6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66.06666666667" calcext:value-type="float">
            <text:p><text:s/>2,8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122.8" calcext:value-type="float">
            <text:p><text:s/>24,1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344" calcext:value-type="float">
            <text:p><text:s/>138,344 <text:s/></text:p>
          </table:table-cell>
          <table:table-cell table:style-name="ce42" office:value-type="float" office:value="1040.77777777778" calcext:value-type="float">
            <text:p><text:s/>1,0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961.4" calcext:value-type="float">
            <text:p><text:s/>2,96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00.16666666667" calcext:value-type="float">
            <text:p><text:s/>1,00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09967.5333333" calcext:value-type="float">
            <text:p><text:s/>18,209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09967.5333333" calcext:value-type="float">
            <text:p><text:s/>18,209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209967.5333333" calcext:value-type="float">
            <text:p>( 18,209,96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5013.33333333" calcext:value-type="float">
            <text:p><text:s/>1,155,0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824.533333333" calcext:value-type="float">
            <text:p><text:s/>288,825 <text:s/></text:p>
          </table:table-cell>
          <table:table-cell table:style-name="ce42" office:value-type="float" office:value="17181.1111111111" calcext:value-type="float">
            <text:p><text:s/>17,181 <text:s/></text:p>
          </table:table-cell>
          <table:table-cell table:style-name="ce42" office:value-type="float" office:value="1128991.41813012" calcext:value-type="float">
            <text:p><text:s/>1,128,991 <text:s/></text:p>
          </table:table-cell>
          <table:table-cell table:style-name="ce42" office:value-type="float" office:value="53413" calcext:value-type="float">
            <text:p><text:s/>53,413 <text:s/></text:p>
          </table:table-cell>
          <table:table-cell table:style-name="ce42" office:value-type="float" office:value="28088.6444444444" calcext:value-type="float">
            <text:p><text:s/>28,089 <text:s/></text:p>
          </table:table-cell>
          <table:table-cell table:style-name="ce42" office:value-type="float" office:value="421411" calcext:value-type="float">
            <text:p><text:s/>421,4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382910.5333333" calcext:value-type="float">
            <text:p><text:s/>10,382,911 <text:s/></text:p>
          </table:table-cell>
          <table:table-cell table:style-name="ce42" office:value-type="float" office:value="1480659.2" calcext:value-type="float">
            <text:p><text:s/>1,480,659 <text:s/></text:p>
          </table:table-cell>
          <table:table-cell table:style-name="ce42" office:value-type="float" office:value="96" calcext:value-type="float">
            <text:p><text:s/>96 <text:s/></text:p>
          </table:table-cell>
          <table:table-cell table:style-name="ce42" office:value-type="float" office:value="860769.066666667" calcext:value-type="float">
            <text:p><text:s/>860,769 <text:s/></text:p>
          </table:table-cell>
          <table:table-cell table:style-name="ce42" office:value-type="float" office:value="252555.555555556" calcext:value-type="float">
            <text:p><text:s/>252,556 <text:s/></text:p>
          </table:table-cell>
          <table:table-cell table:style-name="ce42" office:value-type="float" office:value="124718.320913478" calcext:value-type="float">
            <text:p><text:s/>124,718 <text:s/></text:p>
          </table:table-cell>
          <table:table-cell table:style-name="ce42" office:value-type="float" office:value="17403" calcext:value-type="float">
            <text:p><text:s/>17,403 <text:s/></text:p>
          </table:table-cell>
          <table:table-cell table:style-name="ce42" office:value-type="float" office:value="290011.222222222" calcext:value-type="float">
            <text:p><text:s/>290,011 <text:s/></text:p>
          </table:table-cell>
          <table:table-cell table:style-name="ce42" office:value-type="float" office:value="99069" calcext:value-type="float">
            <text:p><text:s/>99,0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7724.533333333" calcext:value-type="float">
            <text:p><text:s/>137,725 <text:s/></text:p>
          </table:table-cell>
          <table:table-cell table:style-name="ce42" office:value-type="float" office:value="1175497.6" calcext:value-type="float">
            <text:p><text:s/>1,175,4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.8666666666667" calcext:value-type="float">
            <text:p><text:s/>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7444.6668" calcext:value-type="float">
            <text:p><text:s/>137,445 <text:s/></text:p>
          </table:table-cell>
          <table:table-cell table:style-name="ce42" office:value-type="float" office:value="603951.41568" calcext:value-type="float">
            <text:p><text:s/>603,951 <text:s/></text:p>
          </table:table-cell>
          <table:table-cell table:style-name="ce42" office:value-type="float" office:value="1710" calcext:value-type="float">
            <text:p><text:s/>1,710 <text:s/></text:p>
          </table:table-cell>
          <table:table-cell table:style-name="ce42" office:value-type="float" office:value="40199.4666666666" calcext:value-type="float">
            <text:p><text:s/>40,199 <text:s/></text:p>
          </table:table-cell>
          <table:table-cell table:style-name="ce42" office:value-type="float" office:value="26355.5555555555" calcext:value-type="float">
            <text:p><text:s/>26,356 <text:s/></text:p>
          </table:table-cell>
          <table:table-cell table:style-name="ce42" office:value-type="float" office:value="711.033333333351" calcext:value-type="float">
            <text:p><text:s/>711 <text:s/></text:p>
          </table:table-cell>
          <table:table-cell table:style-name="ce42" office:value-type="float" office:value="-1127" calcext:value-type="float">
            <text:p><text:s/>-1,127 <text:s/></text:p>
          </table:table-cell>
          <table:table-cell table:style-name="ce42" office:value-type="float" office:value="-227734.044444444" calcext:value-type="float">
            <text:p><text:s/>-227,734 <text:s/></text:p>
          </table:table-cell>
          <table:table-cell table:style-name="ce42" office:value-type="float" office:value="-221459" calcext:value-type="float">
            <text:p><text:s/>-221,4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658079.7334667" calcext:value-type="float">
            <text:p><text:s/>-10,658,080 <text:s/></text:p>
          </table:table-cell>
          <table:table-cell table:style-name="ce43" office:value-type="float" office:value="-2105094.88234667" calcext:value-type="float">
            <text:p><text:s/>-2,105,095 <text:s/></text:p>
          </table:table-cell>
          <table:table-cell table:style-name="ce43" office:value-type="float" office:value="-1806" calcext:value-type="float">
            <text:p><text:s/>-1,806 <text:s/></text:p>
          </table:table-cell>
          <table:table-cell table:style-name="ce43" office:value-type="float" office:value="-612237.866666667" calcext:value-type="float">
            <text:p><text:s/>-612,238 <text:s/></text:p>
          </table:table-cell>
          <table:table-cell table:style-name="ce43" office:value-type="float" office:value="-261730" calcext:value-type="float">
            <text:p><text:s/>-261,730 <text:s/></text:p>
          </table:table-cell>
          <table:table-cell table:style-name="ce43" office:value-type="float" office:value="1003562.06388331" calcext:value-type="float">
            <text:p><text:s/>1,003,562 <text:s/></text:p>
          </table:table-cell>
          <table:table-cell table:style-name="ce43" office:value-type="float" office:value="37137" calcext:value-type="float">
            <text:p><text:s/>37,137 <text:s/></text:p>
          </table:table-cell>
          <table:table-cell table:style-name="ce43" office:value-type="float" office:value="-34188.5333333333" calcext:value-type="float">
            <text:p><text:s/>-34,189 <text:s/></text:p>
          </table:table-cell>
          <table:table-cell table:style-name="ce43" office:value-type="float" office:value="543801" calcext:value-type="float">
            <text:p><text:s/>543,8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0282.933333333" calcext:value-type="float">
            <text:p><text:s/>170,283 <text:s/></text:p>
          </table:table-cell>
          <table:table-cell table:style-name="ce42" office:value-type="float" office:value="2532028.8" calcext:value-type="float">
            <text:p><text:s/>2,532,029 <text:s/></text:p>
          </table:table-cell>
          <table:table-cell table:style-name="ce42" office:value-type="float" office:value="845" calcext:value-type="float">
            <text:p><text:s/>845 <text:s/></text:p>
          </table:table-cell>
          <table:table-cell table:style-name="ce42" office:value-type="float" office:value="25721.6" calcext:value-type="float">
            <text:p><text:s/>25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0.87777777778" calcext:value-type="float">
            <text:p><text:s/>1,2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308" calcext:value-type="float">
            <text:p><text:s/>454,3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44395.8496" calcext:value-type="float">
            <text:p><text:s/>-244,396 <text:s/></text:p>
          </table:table-cell>
          <table:table-cell table:style-name="ce43" office:value-type="float" office:value="-208474.972303334" calcext:value-type="float">
            <text:p><text:s/>-208,4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0845.6019025453" calcext:value-type="float">
            <text:p><text:s/>50,846 <text:s/></text:p>
          </table:table-cell>
          <table:table-cell table:style-name="ce42" office:value-type="float" office:value="1631998.34232826" calcext:value-type="float">
            <text:p><text:s/>1,631,9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563.922854044" calcext:value-type="float">
            <text:p><text:s/>425,564 <text:s/></text:p>
          </table:table-cell>
          <table:table-cell table:style-name="ce42" office:value-type="float" office:value="4046.86374649689" calcext:value-type="float">
            <text:p><text:s/>4,0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9574" calcext:value-type="float">
            <text:p><text:s/>49,574 <text:s/></text:p>
          </table:table-cell>
          <table:table-cell table:style-name="ce42" office:value-type="float" office:value="1480787.2" calcext:value-type="float">
            <text:p><text:s/>1,480,7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8.26666666667" calcext:value-type="float">
            <text:p><text:s/>2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71.60190254533" calcext:value-type="float">
            <text:p><text:s/>1,272 <text:s/></text:p>
          </table:table-cell>
          <table:table-cell table:style-name="ce43" office:value-type="float" office:value="148742.875661595" calcext:value-type="float">
            <text:p><text:s/>148,74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25563.922854044" calcext:value-type="float">
            <text:p><text:s/>425,564 <text:s/></text:p>
          </table:table-cell>
          <table:table-cell table:style-name="ce43" office:value-type="float" office:value="4046.86374649689" calcext:value-type="float">
            <text:p><text:s/>4,0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796679.2172" calcext:value-type="float">
            <text:p><text:s/>15,796,679 <text:s/></text:p>
          </table:table-cell>
          <table:table-cell table:style-name="ce42" office:value-type="float" office:value="9906690.44455" calcext:value-type="float">
            <text:p><text:s/>9,906,690 <text:s/></text:p>
          </table:table-cell>
          <table:table-cell table:style-name="ce42" office:value-type="float" office:value="8014" calcext:value-type="float">
            <text:p><text:s/>8,014 <text:s/></text:p>
          </table:table-cell>
          <table:table-cell table:style-name="ce42" office:value-type="float" office:value="1075816.53333333" calcext:value-type="float">
            <text:p><text:s/>1,075,817 <text:s/></text:p>
          </table:table-cell>
          <table:table-cell table:style-name="ce42" office:value-type="float" office:value="720231.111111111" calcext:value-type="float">
            <text:p><text:s/>720,231 <text:s/></text:p>
          </table:table-cell>
          <table:table-cell table:style-name="ce42" office:value-type="float" office:value="88814.6111111111" calcext:value-type="float">
            <text:p><text:s/>88,8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734.71111111" calcext:value-type="float">
            <text:p><text:s/>1,076,735 <text:s/></text:p>
          </table:table-cell>
          <table:table-cell table:style-name="ce42" office:value-type="float" office:value="1437620.35111111" calcext:value-type="float">
            <text:p><text:s/>1,437,6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567717.5425333" calcext:value-type="float">
            <text:p><text:s/>15,567,718 <text:s/></text:p>
          </table:table-cell>
          <table:table-cell table:style-name="ce42" office:value-type="float" office:value="9906690.44455" calcext:value-type="float">
            <text:p><text:s/>9,906,690 <text:s/></text:p>
          </table:table-cell>
          <table:table-cell table:style-name="ce42" office:value-type="float" office:value="8014" calcext:value-type="float">
            <text:p><text:s/>8,014 <text:s/></text:p>
          </table:table-cell>
          <table:table-cell table:style-name="ce42" office:value-type="float" office:value="1075816.53333333" calcext:value-type="float">
            <text:p><text:s/>1,075,817 <text:s/></text:p>
          </table:table-cell>
          <table:table-cell table:style-name="ce42" office:value-type="float" office:value="720231.111111111" calcext:value-type="float">
            <text:p><text:s/>720,231 <text:s/></text:p>
          </table:table-cell>
          <table:table-cell table:style-name="ce42" office:value-type="float" office:value="88814.6111111111" calcext:value-type="float">
            <text:p><text:s/>88,8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734.71111111" calcext:value-type="float">
            <text:p><text:s/>1,076,735 <text:s/></text:p>
          </table:table-cell>
          <table:table-cell table:style-name="ce42" office:value-type="float" office:value="1162701.96177778" calcext:value-type="float">
            <text:p><text:s/>1,162,7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28961.674666667" calcext:value-type="float">
            <text:p><text:s/>228,96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74918.389333333" calcext:value-type="float">
            <text:p><text:s/>274,9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420.4" calcext:value-type="float">
            <text:p><text:s/>27,420 <text:s/></text:p>
          </table:table-cell>
          <table:table-cell table:style-name="ce42" office:value-type="float" office:value="340872.680144768" calcext:value-type="float">
            <text:p><text:s/>340,8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771.054923733" calcext:value-type="float">
            <text:p><text:s/>498,771 <text:s/></text:p>
          </table:table-cell>
          <table:table-cell table:style-name="ce42" office:value-type="float" office:value="13088.6473646142" calcext:value-type="float">
            <text:p><text:s/>13,0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6.93333333333" calcext:value-type="float">
            <text:p><text:s/>2,3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33.333333333333" calcext:value-type="float">
            <text:p><text:s/>233 <text:s/></text:p>
          </table:table-cell>
          <table:table-cell table:style-name="ce42" office:value-type="float" office:value="16043.7333333333" calcext:value-type="float">
            <text:p><text:s/>16,0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7162.8" calcext:value-type="float">
            <text:p><text:s/>27,163 <text:s/></text:p>
          </table:table-cell>
          <table:table-cell table:style-name="ce42" office:value-type="float" office:value="322368.146811435" calcext:value-type="float">
            <text:p><text:s/>322,3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771.054923733" calcext:value-type="float">
            <text:p><text:s/>498,771 <text:s/></text:p>
          </table:table-cell>
          <table:table-cell table:style-name="ce42" office:value-type="float" office:value="13088.6473646142" calcext:value-type="float">
            <text:p><text:s/>13,0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4.2666666666667" calcext:value-type="float">
            <text:p><text:s/>24 <text:s/></text:p>
          </table:table-cell>
          <table:table-cell table:style-name="ce43" office:value-type="float" office:value="93.8666666666667" calcext:value-type="float">
            <text:p><text:s/>9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34446.39809745" calcext:value-type="float">
            <text:p><text:s/>5,134,446 <text:s/></text:p>
          </table:table-cell>
          <table:table-cell table:style-name="ce44" office:value-type="float" office:value="3505170.71203364" calcext:value-type="float">
            <text:p><text:s/>3,505,171 <text:s/></text:p>
          </table:table-cell>
          <table:table-cell table:style-name="ce44" office:value-type="float" office:value="5363" calcext:value-type="float">
            <text:p><text:s/>5,363 <text:s/></text:p>
          </table:table-cell>
          <table:table-cell table:style-name="ce44" office:value-type="float" office:value="437857.066666667" calcext:value-type="float">
            <text:p><text:s/>437,857 <text:s/></text:p>
          </table:table-cell>
          <table:table-cell table:style-name="ce44" office:value-type="float" office:value="458501.111111111" calcext:value-type="float">
            <text:p><text:s/>458,501 <text:s/></text:p>
          </table:table-cell>
          <table:table-cell table:style-name="ce44" office:value-type="float" office:value="1091165.79721664" calcext:value-type="float">
            <text:p><text:s/>1,091,166 <text:s/></text:p>
          </table:table-cell>
          <table:table-cell table:style-name="ce44" office:value-type="float" office:value="37137" calcext:value-type="float">
            <text:p><text:s/>37,137 <text:s/></text:p>
          </table:table-cell>
          <table:table-cell table:style-name="ce44" office:value-type="float" office:value="118211.2" calcext:value-type="float">
            <text:p><text:s/>118,211 <text:s/></text:p>
          </table:table-cell>
          <table:table-cell table:style-name="ce44" office:value-type="float" office:value="1509977.84" calcext:value-type="float">
            <text:p><text:s/>1,509,9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34446.39809745" calcext:value-type="float">
            <text:p><text:s/>5,134,446 <text:s/></text:p>
          </table:table-cell>
          <table:table-cell table:style-name="ce44" office:value-type="float" office:value="3505170.71203364" calcext:value-type="float">
            <text:p><text:s/>3,505,171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1" calcext:value-type="float">
            <text:p><text:s/>0 <text:s/></text:p>
          </table:table-cell>
          <table:table-cell table:style-name="ce44" office:value-type="float" office:value="13776" calcext:value-type="float">
            <text:p><text:s/>13,7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33200.264764121" calcext:value-type="float">
            <text:p><text:s/>133,200 <text:s/></text:p>
          </table:table-cell>
          <table:table-cell table:style-name="ce42" office:value-type="float" office:value="2998719.51203364" calcext:value-type="float">
            <text:p><text:s/>2,998,7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13776" calcext:value-type="float">
            <text:p><text:s/>13,7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308" calcext:value-type="float">
            <text:p><text:s/>7,308 <text:s/></text:p>
          </table:table-cell>
          <table:table-cell table:style-name="ce42" office:value-type="float" office:value="36357.3333333333" calcext:value-type="float">
            <text:p><text:s/>36,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141.6" calcext:value-type="float">
            <text:p><text:s/>3,142 <text:s/></text:p>
          </table:table-cell>
          <table:table-cell table:style-name="ce42" office:value-type="float" office:value="270579.457053696" calcext:value-type="float">
            <text:p><text:s/>270,5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2.933333333333" calcext:value-type="float">
            <text:p><text:s/>463 <text:s/></text:p>
          </table:table-cell>
          <table:table-cell table:style-name="ce42" office:value-type="float" office:value="398146.592442197" calcext:value-type="float">
            <text:p><text:s/>398,1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2.9333333333333" calcext:value-type="float">
            <text:p><text:s/>43 <text:s/></text:p>
          </table:table-cell>
          <table:table-cell table:style-name="ce42" office:value-type="float" office:value="15617.0666666667" calcext:value-type="float">
            <text:p><text:s/>15,6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45.06666666667" calcext:value-type="float">
            <text:p><text:s/>7,7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62.080061225333" calcext:value-type="float">
            <text:p><text:s/>662 <text:s/></text:p>
          </table:table-cell>
          <table:table-cell table:style-name="ce42" office:value-type="float" office:value="122157.747555994" calcext:value-type="float">
            <text:p><text:s/>122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4.533333333333" calcext:value-type="float">
            <text:p><text:s/>105 <text:s/></text:p>
          </table:table-cell>
          <table:table-cell table:style-name="ce42" office:value-type="float" office:value="972.8" calcext:value-type="float">
            <text:p><text:s/>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2866.2666666667" calcext:value-type="float">
            <text:p><text:s/>72,866 <text:s/></text:p>
          </table:table-cell>
          <table:table-cell table:style-name="ce42" office:value-type="float" office:value="942003.884114784" calcext:value-type="float">
            <text:p><text:s/>942,0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1932" calcext:value-type="float">
            <text:p><text:s/>71,932 <text:s/></text:p>
          </table:table-cell>
          <table:table-cell table:style-name="ce42" office:value-type="float" office:value="779517.543620459" calcext:value-type="float">
            <text:p><text:s/>779,5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1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559.2" calcext:value-type="float">
            <text:p>( 2,559 <text:s/>)</text:p>
          </table:table-cell>
          <table:table-cell table:style-name="ce45" office:value-type="float" office:value="711845.126820885" calcext:value-type="float">
            <text:p>( 711,84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9372.8" calcext:value-type="float">
            <text:p>( 69,373 <text:s/>)</text:p>
          </table:table-cell>
          <table:table-cell table:style-name="ce45" office:value-type="float" office:value="67257.48346624" calcext:value-type="float">
            <text:p>( 67,25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1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4.933333333333" calcext:value-type="float">
            <text:p>( 41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330.876325408" calcext:value-type="float">
            <text:p><text:s/>121,3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18.130835584" calcext:value-type="float">
            <text:p><text:s/>36,7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34.266666666667" calcext:value-type="float">
            <text:p><text:s/>934 <text:s/></text:p>
          </table:table-cell>
          <table:table-cell table:style-name="ce46" office:value-type="float" office:value="4437.33333333333" calcext:value-type="float">
            <text:p><text:s/>4,43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272.66666666667" calcext:value-type="float">
            <text:p><text:s/>2,273 <text:s/></text:p>
          </table:table-cell>
          <table:table-cell table:style-name="ce42" office:value-type="float" office:value="127760" calcext:value-type="float">
            <text:p><text:s/>127,7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.9333333333333" calcext:value-type="float">
            <text:p><text:s/>29 <text:s/></text:p>
          </table:table-cell>
          <table:table-cell table:style-name="ce42" office:value-type="float" office:value="63989.3333333333" calcext:value-type="float">
            <text:p><text:s/>63,9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63.4666666666667" calcext:value-type="float">
            <text:p><text:s/>63 <text:s/></text:p>
          </table:table-cell>
          <table:table-cell table:style-name="ce46" office:value-type="float" office:value="82093.8666666667" calcext:value-type="float">
            <text:p><text:s/>82,09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156" calcext:value-type="float">
            <text:p><text:s/>16,156 <text:s/></text:p>
          </table:table-cell>
          <table:table-cell table:style-name="ce42" office:value-type="float" office:value="255790.933333333" calcext:value-type="float">
            <text:p><text:s/>255,7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510.5333333333" calcext:value-type="float">
            <text:p><text:s/>14,511 <text:s/></text:p>
          </table:table-cell>
          <table:table-cell table:style-name="ce42" office:value-type="float" office:value="32364.8" calcext:value-type="float">
            <text:p><text:s/>32,3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645.46666666667" calcext:value-type="float">
            <text:p><text:s/>1,645 <text:s/></text:p>
          </table:table-cell>
          <table:table-cell table:style-name="ce42" office:value-type="float" office:value="223426.133333333" calcext:value-type="float">
            <text:p><text:s/>223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9.466666666667" calcext:value-type="float">
            <text:p>( 11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207.46666666667" calcext:value-type="float">
            <text:p>( 1,20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972.93333333333" calcext:value-type="float">
            <text:p><text:s/>6,973 <text:s/></text:p>
          </table:table-cell>
          <table:table-cell table:style-name="ce42" office:value-type="float" office:value="372931.178666667" calcext:value-type="float">
            <text:p><text:s/>372,9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776" calcext:value-type="float">
            <text:p><text:s/>13,7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04.93333333333" calcext:value-type="float">
            <text:p><text:s/>6,805 <text:s/></text:p>
          </table:table-cell>
          <table:table-cell table:style-name="ce42" office:value-type="float" office:value="313777.045333333" calcext:value-type="float">
            <text:p><text:s/>313,7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776" calcext:value-type="float">
            <text:p><text:s/>13,7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8" calcext:value-type="float">
            <text:p><text:s/>168 <text:s/></text:p>
          </table:table-cell>
          <table:table-cell table:style-name="ce42" office:value-type="float" office:value="59154.1333333333" calcext:value-type="float">
            <text:p><text:s/>59,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248.53333333333" calcext:value-type="float">
            <text:p>( 2,24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95.6" calcext:value-type="float">
            <text:p><text:s/>496 <text:s/></text:p>
          </table:table-cell>
          <table:table-cell table:style-name="ce42" office:value-type="float" office:value="75200" calcext:value-type="float">
            <text:p><text:s/>75,2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59.466666666667" calcext:value-type="float">
            <text:p><text:s/>259 <text:s/></text:p>
          </table:table-cell>
          <table:table-cell table:style-name="ce46" office:value-type="float" office:value="7272.53333333333" calcext:value-type="float">
            <text:p><text:s/>7,27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167.33136955333" calcext:value-type="float">
            <text:p><text:s/>4,167 <text:s/></text:p>
          </table:table-cell>
          <table:table-cell table:style-name="ce42" office:value-type="float" office:value="62106.476093632" calcext:value-type="float">
            <text:p><text:s/>62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323.73333333333" calcext:value-type="float">
            <text:p><text:s/>5,324 <text:s/></text:p>
          </table:table-cell>
          <table:table-cell table:style-name="ce42" office:value-type="float" office:value="22148.2666666667" calcext:value-type="float">
            <text:p><text:s/>22,1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6.133333333333" calcext:value-type="float">
            <text:p><text:s/>166 <text:s/></text:p>
          </table:table-cell>
          <table:table-cell table:style-name="ce42" office:value-type="float" office:value="10387.2" calcext:value-type="float">
            <text:p><text:s/>10,3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18.320000009333" calcext:value-type="float">
            <text:p><text:s/>418 <text:s/></text:p>
          </table:table-cell>
          <table:table-cell table:style-name="ce42" office:value-type="float" office:value="70.8266666666667" calcext:value-type="float">
            <text:p><text:s/>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2287.3333333333" calcext:value-type="float">
            <text:p><text:s/>12,287 <text:s/></text:p>
          </table:table-cell>
          <table:table-cell table:style-name="ce42" office:value-type="float" office:value="86912" calcext:value-type="float">
            <text:p><text:s/>86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476.94944" calcext:value-type="float">
            <text:p><text:s/>38,4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222006.02133333" calcext:value-type="float">
            <text:p><text:s/>4,222,006 <text:s/></text:p>
          </table:table-cell>
          <table:table-cell table:style-name="ce42" office:value-type="float" office:value="68085.3333333333" calcext:value-type="float">
            <text:p><text:s/>68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088773.62133333" calcext:value-type="float">
            <text:p><text:s/>4,088,7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006.6666666667" calcext:value-type="float">
            <text:p><text:s/>30,00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3225.733333333" calcext:value-type="float">
            <text:p><text:s/>103,226 <text:s/></text:p>
          </table:table-cell>
          <table:table-cell table:style-name="ce42" office:value-type="float" office:value="68085.3333333333" calcext:value-type="float">
            <text:p><text:s/>68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15498.645333333" calcext:value-type="float">
            <text:p><text:s/>415,499 <text:s/></text:p>
          </table:table-cell>
          <table:table-cell table:style-name="ce42" office:value-type="float" office:value="31052.8" calcext:value-type="float">
            <text:p><text:s/>31,0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70769.1786666667" calcext:value-type="float">
            <text:p><text:s/>70,769 <text:s/></text:p>
          </table:table-cell>
          <table:table-cell table:style-name="ce42" office:value-type="float" office:value="2969.6" calcext:value-type="float">
            <text:p><text:s/>2,9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44729.466666667" calcext:value-type="float">
            <text:p><text:s/>344,729 <text:s/></text:p>
          </table:table-cell>
          <table:table-cell table:style-name="ce43" office:value-type="float" office:value="28083.2" calcext:value-type="float">
            <text:p><text:s/>28,0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3741.466666667" calcext:value-type="float">
            <text:p><text:s/>363,741 <text:s/></text:p>
          </table:table-cell>
          <table:table-cell table:style-name="ce42" office:value-type="float" office:value="407313.066666667" calcext:value-type="float">
            <text:p><text:s/>407,3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8655.2" calcext:value-type="float">
            <text:p><text:s/>98,655 <text:s/></text:p>
          </table:table-cell>
          <table:table-cell table:style-name="ce42" office:value-type="float" office:value="314384" calcext:value-type="float">
            <text:p><text:s/>314,3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504" calcext:value-type="float">
            <text:p><text:s/>504 <text:s/></text:p>
          </table:table-cell>
          <table:table-cell table:style-name="ce42" office:value-type="float" office:value="9432.53333333333" calcext:value-type="float">
            <text:p><text:s/>9,4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3371.8666666667" calcext:value-type="float">
            <text:p><text:s/>13,372 <text:s/></text:p>
          </table:table-cell>
          <table:table-cell table:style-name="ce42" office:value-type="float" office:value="183.466666666667" calcext:value-type="float">
            <text:p><text:s/>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84.26666666667" calcext:value-type="float">
            <text:p><text:s/>1,98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02.266666666667" calcext:value-type="float">
            <text:p><text:s/>402 <text:s/></text:p>
          </table:table-cell>
          <table:table-cell table:style-name="ce42" office:value-type="float" office:value="2411.73333333333" calcext:value-type="float">
            <text:p><text:s/>2,4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5588.666666667" calcext:value-type="float">
            <text:p><text:s/>185,589 <text:s/></text:p>
          </table:table-cell>
          <table:table-cell table:style-name="ce42" office:value-type="float" office:value="5238.4" calcext:value-type="float">
            <text:p><text:s/>5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3235.2" calcext:value-type="float">
            <text:p><text:s/>63,235 <text:s/></text:p>
          </table:table-cell>
          <table:table-cell table:style-name="ce43" office:value-type="float" office:value="75662.9333333333" calcext:value-type="float">
            <text:p><text:s/>75,6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3" calcext:value-type="float">
            <text:p><text:s/>5,363 <text:s/></text:p>
          </table:table-cell>
          <table:table-cell table:style-name="ce42" office:value-type="float" office:value="437857.066666667" calcext:value-type="float">
            <text:p><text:s/>437,857 <text:s/></text:p>
          </table:table-cell>
          <table:table-cell table:style-name="ce42" office:value-type="float" office:value="458501.111111111" calcext:value-type="float">
            <text:p><text:s/>458,501 <text:s/></text:p>
          </table:table-cell>
          <table:table-cell table:style-name="ce42" office:value-type="float" office:value="1091165.79721664" calcext:value-type="float">
            <text:p><text:s/>1,091,166 <text:s/></text:p>
          </table:table-cell>
          <table:table-cell table:style-name="ce42" office:value-type="float" office:value="37137" calcext:value-type="float">
            <text:p><text:s/>37,137 <text:s/></text:p>
          </table:table-cell>
          <table:table-cell table:style-name="ce42" office:value-type="float" office:value="118211.2" calcext:value-type="float">
            <text:p><text:s/>118,211 <text:s/></text:p>
          </table:table-cell>
          <table:table-cell table:style-name="ce42" office:value-type="float" office:value="1496201.84" calcext:value-type="float">
            <text:p><text:s/>1,496,2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3" calcext:value-type="float">
            <text:p><text:s/>5,363 <text:s/></text:p>
          </table:table-cell>
          <table:table-cell table:style-name="ce42" office:value-type="float" office:value="437857.066666667" calcext:value-type="float">
            <text:p><text:s/>437,857 <text:s/></text:p>
          </table:table-cell>
          <table:table-cell table:style-name="ce42" office:value-type="float" office:value="458501.111111111" calcext:value-type="float">
            <text:p><text:s/>458,501 <text:s/></text:p>
          </table:table-cell>
          <table:table-cell table:style-name="ce42" office:value-type="float" office:value="1091165.79721664" calcext:value-type="float">
            <text:p><text:s/>1,091,166 <text:s/></text:p>
          </table:table-cell>
          <table:table-cell table:style-name="ce42" office:value-type="float" office:value="37137" calcext:value-type="float">
            <text:p><text:s/>37,137 <text:s/></text:p>
          </table:table-cell>
          <table:table-cell table:style-name="ce42" office:value-type="float" office:value="118211.2" calcext:value-type="float">
            <text:p><text:s/>118,211 <text:s/></text:p>
          </table:table-cell>
          <table:table-cell table:style-name="ce42" office:value-type="float" office:value="1496201.84" calcext:value-type="float">
            <text:p><text:s/>1,496,2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94583.41975246" calcext:value-type="float">
            <text:p><text:s/>194,583 <text:s/></text:p>
          </table:table-cell>
          <table:table-cell table:style-name="ce42" office:value-type="float" office:value="6134098.23589754" calcext:value-type="float">
            <text:p><text:s/>6,134,0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655.063099" calcext:value-type="float">
            <text:p><text:s/>1,205,655 <text:s/></text:p>
          </table:table-cell>
          <table:table-cell table:style-name="ce42" office:value-type="float" office:value="19213.06032" calcext:value-type="float">
            <text:p><text:s/>19,2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2635.29127846" calcext:value-type="float">
            <text:p><text:s/>182,635 <text:s/></text:p>
          </table:table-cell>
          <table:table-cell table:style-name="ce42" office:value-type="float" office:value="5477207.58072154" calcext:value-type="float">
            <text:p><text:s/>5,477,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34.131187" calcext:value-type="float">
            <text:p><text:s/>7,5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948.128474" calcext:value-type="float">
            <text:p><text:s/>11,948 <text:s/></text:p>
          </table:table-cell>
          <table:table-cell table:style-name="ce42" office:value-type="float" office:value="649356.523989" calcext:value-type="float">
            <text:p><text:s/>649,3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655.063099" calcext:value-type="float">
            <text:p><text:s/>1,205,655 <text:s/></text:p>
          </table:table-cell>
          <table:table-cell table:style-name="ce42" office:value-type="float" office:value="19213.06032" calcext:value-type="float">
            <text:p><text:s/>19,2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9.86045" calcext:value-type="float">
            <text:p><text:s/>270 <text:s/></text:p>
          </table:table-cell>
          <table:table-cell table:style-name="ce42" office:value-type="float" office:value="35767.692427" calcext:value-type="float">
            <text:p><text:s/>35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2830.967131" calcext:value-type="float">
            <text:p><text:s/>1,432,831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9.86045" calcext:value-type="float">
            <text:p><text:s/>270 <text:s/></text:p>
          </table:table-cell>
          <table:table-cell table:style-name="ce43" office:value-type="float" office:value="35767.692427" calcext:value-type="float">
            <text:p><text:s/>35,76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32830.967131" calcext:value-type="float">
            <text:p><text:s/>1,432,831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92932.444444444" calcext:value-type="float">
            <text:p><text:s/>392,93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58814.00161322" calcext:value-type="float">
            <text:p><text:s/>1,758,814 <text:s/></text:p>
          </table:table-cell>
          <table:table-cell table:style-name="ce41" office:value-type="float" office:value="293171.532168778" calcext:value-type="float">
            <text:p><text:s/>293,172 <text:s/></text:p>
          </table:table-cell>
          <table:table-cell table:style-name="ce41" office:value-type="float" office:value="208130.112777778" calcext:value-type="float">
            <text:p><text:s/>208,130 <text:s/></text:p>
          </table:table-cell>
          <table:table-cell table:style-name="ce41" office:value-type="float" office:value="77355.5517" calcext:value-type="float">
            <text:p><text:s/>77,356 <text:s/></text:p>
          </table:table-cell>
          <table:table-cell table:style-name="ce41" office:value-type="float" office:value="7685.867691" calcext:value-type="float">
            <text:p><text:s/>7,686 <text:s/></text:p>
          </table:table-cell>
          <table:table-cell table:style-name="ce41" office:value-type="float" office:value="1465642.46944444" calcext:value-type="float">
            <text:p><text:s/>1,465,64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6694318.1150884" calcext:value-type="float">
            <text:p><text:s/>16,694,3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94318.1150884" calcext:value-type="float">
            <text:p><text:s/>16,694,318 <text:s/></text:p>
          </table:table-cell>
          <table:table-cell table:number-columns-repeated="2" table:style-name="ce42" office:value-type="float" office:value="137.905333333333" calcext:value-type="float">
            <text:p><text:s/>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.905333333333" calcext:value-type="float">
            <text:p><text:s/>1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4997.117316015" calcext:value-type="float">
            <text:p><text:s/>144,997 <text:s/></text:p>
          </table:table-cell>
          <table:table-cell table:style-name="ce42" office:value-type="float" office:value="150591.118222222" calcext:value-type="float">
            <text:p><text:s/>150,591 <text:s/></text:p>
          </table:table-cell>
          <table:table-cell table:style-name="ce42" office:value-type="float" office:value="-5594.00090620751" calcext:value-type="float">
            <text:p><text:s/>-5,594 <text:s/></text:p>
          </table:table-cell>
          <table:table-cell table:number-columns-repeated="2" table:style-name="ce42" office:value-type="float" office:value="-6615.75636666667" calcext:value-type="float">
            <text:p><text:s/>-6,6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615.75636666667" calcext:value-type="float">
            <text:p><text:s/>-6,6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942253.4422168" calcext:value-type="float">
            <text:p><text:s/>16,942,253 <text:s/></text:p>
          </table:table-cell>
          <table:table-cell table:style-name="ce43" office:value-type="float" office:value="242341.326222222" calcext:value-type="float">
            <text:p><text:s/>242,341 <text:s/></text:p>
          </table:table-cell>
          <table:table-cell table:style-name="ce43" office:value-type="float" office:value="16699912.1159946" calcext:value-type="float">
            <text:p><text:s/>16,699,912 <text:s/></text:p>
          </table:table-cell>
          <table:table-cell table:style-name="ce43" office:value-type="float" office:value="1765567.66331322" calcext:value-type="float">
            <text:p><text:s/>1,765,568 <text:s/></text:p>
          </table:table-cell>
          <table:table-cell table:style-name="ce43" office:value-type="float" office:value="299925.193868778" calcext:value-type="float">
            <text:p><text:s/>299,925 <text:s/></text:p>
          </table:table-cell>
          <table:table-cell table:style-name="ce43" office:value-type="float" office:value="208130.112777778" calcext:value-type="float">
            <text:p><text:s/>208,130 <text:s/></text:p>
          </table:table-cell>
          <table:table-cell table:style-name="ce43" office:value-type="float" office:value="84109.2134" calcext:value-type="float">
            <text:p><text:s/>84,109 <text:s/></text:p>
          </table:table-cell>
          <table:table-cell table:style-name="ce43" office:value-type="float" office:value="7685.867691" calcext:value-type="float">
            <text:p><text:s/>7,686 <text:s/></text:p>
          </table:table-cell>
          <table:table-cell table:style-name="ce43" office:value-type="float" office:value="1465642.46944444" calcext:value-type="float">
            <text:p><text:s/>1,465,6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828034.1159946" calcext:value-type="float">
            <text:p><text:s/>17,828,0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28034.1159946" calcext:value-type="float">
            <text:p><text:s/>17,828,034 <text:s/></text:p>
          </table:table-cell>
          <table:table-cell table:number-columns-repeated="2" table:style-name="ce42" office:value-type="float" office:value="79154.0011" calcext:value-type="float">
            <text:p><text:s/>79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54.0011" calcext:value-type="float">
            <text:p><text:s/>79,1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91390.371111111" calcext:value-type="float">
            <text:p><text:s/>591,390 <text:s/></text:p>
          </table:table-cell>
          <table:table-cell table:style-name="ce43" office:value-type="float" office:value="1389.71911111112" calcext:value-type="float">
            <text:p><text:s/>1,390 <text:s/></text:p>
          </table:table-cell>
          <table:table-cell table:style-name="ce43" office:value-type="float" office:value="590000.652" calcext:value-type="float">
            <text:p><text:s/>590,001 <text:s/></text:p>
          </table:table-cell>
          <table:table-cell table:style-name="ce43" office:value-type="float" office:value="4905.59536666664" calcext:value-type="float">
            <text:p><text:s/>4,906 <text:s/></text:p>
          </table:table-cell>
          <table:table-cell table:style-name="ce43" office:value-type="float" office:value="4905.59536666667" calcext:value-type="float">
            <text:p><text:s/>4,906 <text:s/></text:p>
          </table:table-cell>
          <table:table-cell table:style-name="ce43" office:value-type="float" office:value="0.0000000000025" calcext:value-type="float">
            <text:p><text:s/>0 <text:s/></text:p>
          </table:table-cell>
          <table:table-cell table:style-name="ce43" office:value-type="float" office:value="4905.59536666667" calcext:value-type="float">
            <text:p><text:s/>4,9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8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007257.8647042" calcext:value-type="float">
            <text:p><text:s/>13,007,258 <text:s/></text:p>
          </table:table-cell>
          <table:table-cell table:style-name="ce42" office:value-type="float" office:value="1686.51298878222" calcext:value-type="float">
            <text:p><text:s/>1,687 <text:s/></text:p>
          </table:table-cell>
          <table:table-cell table:style-name="ce42" office:value-type="float" office:value="13005571.3517155" calcext:value-type="float">
            <text:p><text:s/>13,005,571 <text:s/></text:p>
          </table:table-cell>
          <table:table-cell table:style-name="ce42" office:value-type="float" office:value="1215381.1427281" calcext:value-type="float">
            <text:p><text:s/>1,215,381 <text:s/></text:p>
          </table:table-cell>
          <table:table-cell table:style-name="ce42" office:value-type="float" office:value="54230.018025168" calcext:value-type="float">
            <text:p><text:s/>54,230 <text:s/></text:p>
          </table:table-cell>
          <table:table-cell table:style-name="ce42" office:value-type="float" office:value="48201.577409334" calcext:value-type="float">
            <text:p><text:s/>48,2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8.44061583394" calcext:value-type="float">
            <text:p><text:s/>6,028 <text:s/></text:p>
          </table:table-cell>
          <table:table-cell table:style-name="ce42" office:value-type="float" office:value="1161151.12470293" calcext:value-type="float">
            <text:p><text:s/>1,161,1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40823" calcext:value-type="float">
            <text:p><text:s/>40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23" calcext:value-type="float">
            <text:p><text:s/>40,8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824411" calcext:value-type="float">
            <text:p><text:s/>12,824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24411" calcext:value-type="float">
            <text:p><text:s/>12,824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24.6477777778" calcext:value-type="float">
            <text:p><text:s/>16,3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324.6477777778" calcext:value-type="float">
            <text:p><text:s/>16,32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2023.864704242" calcext:value-type="float">
            <text:p><text:s/>142,024 <text:s/></text:p>
          </table:table-cell>
          <table:table-cell table:style-name="ce43" office:value-type="float" office:value="1686.51298878222" calcext:value-type="float">
            <text:p><text:s/>1,687 <text:s/></text:p>
          </table:table-cell>
          <table:table-cell table:style-name="ce43" office:value-type="float" office:value="140337.35171546" calcext:value-type="float">
            <text:p><text:s/>140,337 <text:s/></text:p>
          </table:table-cell>
          <table:table-cell table:style-name="ce43" office:value-type="float" office:value="1199056.49495032" calcext:value-type="float">
            <text:p><text:s/>1,199,056 <text:s/></text:p>
          </table:table-cell>
          <table:table-cell table:style-name="ce43" office:value-type="float" office:value="54230.018025168" calcext:value-type="float">
            <text:p><text:s/>54,230 <text:s/></text:p>
          </table:table-cell>
          <table:table-cell table:style-name="ce43" office:value-type="float" office:value="48201.577409334" calcext:value-type="float">
            <text:p><text:s/>48,20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028.44061583394" calcext:value-type="float">
            <text:p><text:s/>6,028 <text:s/></text:p>
          </table:table-cell>
          <table:table-cell table:style-name="ce43" office:value-type="float" office:value="1144826.47692515" calcext:value-type="float">
            <text:p><text:s/>1,144,8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8190493" calcext:value-type="float">
            <text:p><text:s/>18,190,493 <text:s/></text:p>
          </table:table-cell>
          <table:table-cell table:style-name="ce42" office:value-type="float" office:value="1128122" calcext:value-type="float">
            <text:p><text:s/>1,128,122 <text:s/></text:p>
          </table:table-cell>
          <table:table-cell table:style-name="ce42" office:value-type="float" office:value="17062371" calcext:value-type="float">
            <text:p><text:s/>17,062,3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8190493" calcext:value-type="float">
            <text:p><text:s/>18,190,493 <text:s/></text:p>
          </table:table-cell>
          <table:table-cell table:style-name="ce43" office:value-type="float" office:value="1128122" calcext:value-type="float">
            <text:p><text:s/>1,128,122 <text:s/></text:p>
          </table:table-cell>
          <table:table-cell table:style-name="ce43" office:value-type="float" office:value="17062371" calcext:value-type="float">
            <text:p><text:s/>17,062,37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47617.828127281" calcext:value-type="float">
            <text:p><text:s/>747,618 <text:s/></text:p>
          </table:table-cell>
          <table:table-cell table:style-name="ce42" office:value-type="float" office:value="2060.99911111111" calcext:value-type="float">
            <text:p><text:s/>2,061 <text:s/></text:p>
          </table:table-cell>
          <table:table-cell table:style-name="ce42" office:value-type="float" office:value="745556.82901617" calcext:value-type="float">
            <text:p><text:s/>745,557 <text:s/></text:p>
          </table:table-cell>
          <table:table-cell table:number-columns-repeated="2" table:style-name="ce42" office:value-type="float" office:value="49.6169333333333" calcext:value-type="float">
            <text:p><text:s/>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.6169333333333" calcext:value-type="float">
            <text:p><text:s/>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35318.82901617" calcext:value-type="float">
            <text:p><text:s/>735,319 <text:s/></text:p>
          </table:table-cell>
          <table:table-cell table:style-name="ce42" office:value-type="float" office:value="1912" calcext:value-type="float">
            <text:p><text:s/>1,912 <text:s/></text:p>
          </table:table-cell>
          <table:table-cell table:style-name="ce42" office:value-type="float" office:value="733406.82901617" calcext:value-type="float">
            <text:p><text:s/>733,407 <text:s/></text:p>
          </table:table-cell>
          <table:table-cell table:number-columns-repeated="2" table:style-name="ce42" office:value-type="float" office:value="49.6169333333333" calcext:value-type="float">
            <text:p><text:s/>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.6169333333333" calcext:value-type="float">
            <text:p><text:s/>5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2298.9991111111" calcext:value-type="float">
            <text:p><text:s/>12,299 <text:s/></text:p>
          </table:table-cell>
          <table:table-cell table:style-name="ce42" office:value-type="float" office:value="148.999111111111" calcext:value-type="float">
            <text:p><text:s/>149 <text:s/></text:p>
          </table:table-cell>
          <table:table-cell table:style-name="ce42" office:value-type="float" office:value="12150" calcext:value-type="float">
            <text:p><text:s/>12,1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958446.26227959" calcext:value-type="float">
            <text:p><text:s/>2,958,446 <text:s/></text:p>
          </table:table-cell>
          <table:table-cell table:style-name="ce44" office:value-type="float" office:value="1365326.09501122" calcext:value-type="float">
            <text:p><text:s/>1,365,326 <text:s/></text:p>
          </table:table-cell>
          <table:table-cell table:style-name="ce44" office:value-type="float" office:value="1593120.16726837" calcext:value-type="float">
            <text:p><text:s/>1,593,120 <text:s/></text:p>
          </table:table-cell>
          <table:table-cell table:style-name="ce44" office:value-type="float" office:value="466077.307185123" calcext:value-type="float">
            <text:p><text:s/>466,077 <text:s/></text:p>
          </table:table-cell>
          <table:table-cell table:style-name="ce44" office:value-type="float" office:value="161585.96244361" calcext:value-type="float">
            <text:p><text:s/>161,586 <text:s/></text:p>
          </table:table-cell>
          <table:table-cell table:style-name="ce44" office:value-type="float" office:value="159928.535368444" calcext:value-type="float">
            <text:p><text:s/>159,9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57.42707516606" calcext:value-type="float">
            <text:p><text:s/>1,657 <text:s/></text:p>
          </table:table-cell>
          <table:table-cell table:style-name="ce44" office:value-type="float" office:value="304491.344741513" calcext:value-type="float">
            <text:p><text:s/>304,49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958446.26227959" calcext:value-type="float">
            <text:p><text:s/>2,958,446 <text:s/></text:p>
          </table:table-cell>
          <table:table-cell table:style-name="ce44" office:value-type="float" office:value="1365326.09501122" calcext:value-type="float">
            <text:p><text:s/>1,365,326 <text:s/></text:p>
          </table:table-cell>
          <table:table-cell table:style-name="ce44" office:value-type="float" office:value="1593120.16726837" calcext:value-type="float">
            <text:p><text:s/>1,593,120 <text:s/></text:p>
          </table:table-cell>
          <table:table-cell table:style-name="ce44" office:value-type="float" office:value="466077.307185123" calcext:value-type="float">
            <text:p><text:s/>466,077 <text:s/></text:p>
          </table:table-cell>
          <table:table-cell table:style-name="ce44" office:value-type="float" office:value="161585.96244361" calcext:value-type="float">
            <text:p><text:s/>161,586 <text:s/></text:p>
          </table:table-cell>
          <table:table-cell table:style-name="ce44" office:value-type="float" office:value="159928.535368444" calcext:value-type="float">
            <text:p><text:s/>159,9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657.42707516606" calcext:value-type="float">
            <text:p><text:s/>1,657 <text:s/></text:p>
          </table:table-cell>
          <table:table-cell table:style-name="ce44" office:value-type="float" office:value="304491.344741513" calcext:value-type="float">
            <text:p><text:s/>304,4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800852.69361292" calcext:value-type="float">
            <text:p><text:s/>1,800,853 <text:s/></text:p>
          </table:table-cell>
          <table:table-cell table:style-name="ce42" office:value-type="float" office:value="360199.852344551" calcext:value-type="float">
            <text:p><text:s/>360,200 <text:s/></text:p>
          </table:table-cell>
          <table:table-cell table:style-name="ce42" office:value-type="float" office:value="1440652.84126837" calcext:value-type="float">
            <text:p><text:s/>1,440,653 <text:s/></text:p>
          </table:table-cell>
          <table:table-cell table:style-name="ce42" office:value-type="float" office:value="466077.307185123" calcext:value-type="float">
            <text:p><text:s/>466,077 <text:s/></text:p>
          </table:table-cell>
          <table:table-cell table:style-name="ce42" office:value-type="float" office:value="161585.96244361" calcext:value-type="float">
            <text:p><text:s/>161,586 <text:s/></text:p>
          </table:table-cell>
          <table:table-cell table:style-name="ce42" office:value-type="float" office:value="159928.535368444" calcext:value-type="float">
            <text:p><text:s/>159,9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7.42707516606" calcext:value-type="float">
            <text:p><text:s/>1,657 <text:s/></text:p>
          </table:table-cell>
          <table:table-cell table:style-name="ce42" office:value-type="float" office:value="304491.344741513" calcext:value-type="float">
            <text:p><text:s/>304,4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8.2222222222222" calcext:value-type="float">
            <text:p><text:s/>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0956.1160112178" calcext:value-type="float">
            <text:p><text:s/>40,956 <text:s/></text:p>
          </table:table-cell>
          <table:table-cell table:style-name="ce42" office:value-type="float" office:value="15150.5750112178" calcext:value-type="float">
            <text:p><text:s/>15,151 <text:s/></text:p>
          </table:table-cell>
          <table:table-cell table:style-name="ce42" office:value-type="float" office:value="25805.541" calcext:value-type="float">
            <text:p><text:s/>25,806 <text:s/></text:p>
          </table:table-cell>
          <table:table-cell table:number-columns-repeated="3" table:style-name="ce42" office:value-type="float" office:value="19525.5782072403" calcext:value-type="float">
            <text:p><text:s/>19,5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6128.0247777778" calcext:value-type="float">
            <text:p><text:s/>56,128 <text:s/></text:p>
          </table:table-cell>
          <table:table-cell table:style-name="ce42" office:value-type="float" office:value="4096.86577777778" calcext:value-type="float">
            <text:p><text:s/>4,097 <text:s/></text:p>
          </table:table-cell>
          <table:table-cell table:style-name="ce42" office:value-type="float" office:value="52031.159" calcext:value-type="float">
            <text:p><text:s/>52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829.63366666667" calcext:value-type="float">
            <text:p><text:s/>1,830 <text:s/></text:p>
          </table:table-cell>
          <table:table-cell table:style-name="ce42" office:value-type="float" office:value="1829.44266666667" calcext:value-type="float">
            <text:p><text:s/>1,829 <text:s/></text:p>
          </table:table-cell>
          <table:table-cell table:style-name="ce42" office:value-type="float" office:value="0.191" calcext:value-type="float">
            <text:p><text:s/>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48.260666666667" calcext:value-type="float">
            <text:p><text:s/>748 <text:s/></text:p>
          </table:table-cell>
          <table:table-cell table:style-name="ce42" office:value-type="float" office:value="326.978666666667" calcext:value-type="float">
            <text:p><text:s/>327 <text:s/></text:p>
          </table:table-cell>
          <table:table-cell table:style-name="ce42" office:value-type="float" office:value="421.282" calcext:value-type="float">
            <text:p><text:s/>4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6286.8088888889" calcext:value-type="float">
            <text:p><text:s/>26,287 <text:s/></text:p>
          </table:table-cell>
          <table:table-cell table:style-name="ce42" office:value-type="float" office:value="7923.55288888889" calcext:value-type="float">
            <text:p><text:s/>7,924 <text:s/></text:p>
          </table:table-cell>
          <table:table-cell table:style-name="ce42" office:value-type="float" office:value="18363.256" calcext:value-type="float">
            <text:p><text:s/>18,363 <text:s/></text:p>
          </table:table-cell>
          <table:table-cell table:style-name="ce42" office:value-type="float" office:value="162266.079680366" calcext:value-type="float">
            <text:p><text:s/>162,266 <text:s/></text:p>
          </table:table-cell>
          <table:table-cell table:number-columns-repeated="2" table:style-name="ce42" office:value-type="float" office:value="140402.957161204" calcext:value-type="float">
            <text:p><text:s/>140,4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63.1225191623" calcext:value-type="float">
            <text:p><text:s/>21,8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554.96144444444" calcext:value-type="float">
            <text:p><text:s/>4,555 <text:s/></text:p>
          </table:table-cell>
          <table:table-cell table:style-name="ce42" office:value-type="float" office:value="1128.54844444444" calcext:value-type="float">
            <text:p><text:s/>1,129 <text:s/></text:p>
          </table:table-cell>
          <table:table-cell table:style-name="ce42" office:value-type="float" office:value="3426.413" calcext:value-type="float">
            <text:p><text:s/>3,4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03543.015316999" calcext:value-type="float">
            <text:p><text:s/>403,543 <text:s/></text:p>
          </table:table-cell>
          <table:table-cell table:style-name="ce42" office:value-type="float" office:value="13530.5208888889" calcext:value-type="float">
            <text:p><text:s/>13,531 <text:s/></text:p>
          </table:table-cell>
          <table:table-cell table:style-name="ce42" office:value-type="float" office:value="390012.49442811" calcext:value-type="float">
            <text:p><text:s/>390,012 <text:s/></text:p>
          </table:table-cell>
          <table:table-cell table:number-columns-repeated="2" table:style-name="ce42" office:value-type="float" office:value="156.27880716606" calcext:value-type="float">
            <text:p><text:s/>1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.27880716606" calcext:value-type="float">
            <text:p><text:s/>1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32755.836841" calcext:value-type="float">
            <text:p><text:s/>332,756 <text:s/></text:p>
          </table:table-cell>
          <table:table-cell table:style-name="ce42" office:value-type="float" office:value="10092.976" calcext:value-type="float">
            <text:p><text:s/>10,093 <text:s/></text:p>
          </table:table-cell>
          <table:table-cell table:style-name="ce42" office:value-type="float" office:value="322662.860841" calcext:value-type="float">
            <text:p><text:s/>322,663 <text:s/></text:p>
          </table:table-cell>
          <table:table-cell table:number-columns-repeated="2" table:style-name="ce42" office:value-type="float" office:value="156.27880716606" calcext:value-type="float">
            <text:p><text:s/>1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.27880716606" calcext:value-type="float">
            <text:p><text:s/>1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99683.8582222222" calcext:value-type="float">
            <text:p>( 99,684 <text:s/>)</text:p>
          </table:table-cell>
          <table:table-cell table:style-name="ce45" office:value-type="float" office:value="7187.19822222222" calcext:value-type="float">
            <text:p>( 7,187 <text:s/>)</text:p>
          </table:table-cell>
          <table:table-cell table:style-name="ce45" office:value-type="float" office:value="92496.66" calcext:value-type="float">
            <text:p>( 92,4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32796.423063222" calcext:value-type="float">
            <text:p>( 232,796 <text:s/>)</text:p>
          </table:table-cell>
          <table:table-cell table:style-name="ce45" office:value-type="float" office:value="2630.22222222222" calcext:value-type="float">
            <text:p>( 2,630 <text:s/>)</text:p>
          </table:table-cell>
          <table:table-cell table:style-name="ce45" office:value-type="float" office:value="230166.200841" calcext:value-type="float">
            <text:p>( 230,166 <text:s/>)</text:p>
          </table:table-cell>
          <table:table-cell table:number-columns-repeated="2" table:style-name="ce45" office:value-type="float" office:value="156.27880716606" calcext:value-type="float">
            <text:p>( 15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6.27880716606" calcext:value-type="float">
            <text:p>( 15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275.555555555556" calcext:value-type="float">
            <text:p>( 2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787.07803155444" calcext:value-type="float">
            <text:p><text:s/>3,787 <text:s/></text:p>
          </table:table-cell>
          <table:table-cell table:style-name="ce42" office:value-type="float" office:value="2804.44444444444" calcext:value-type="float">
            <text:p><text:s/>2,804 <text:s/></text:p>
          </table:table-cell>
          <table:table-cell table:style-name="ce42" office:value-type="float" office:value="982.63358711" calcext:value-type="float">
            <text:p><text:s/>9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7000.1004444444" calcext:value-type="float">
            <text:p><text:s/>67,000 <text:s/></text:p>
          </table:table-cell>
          <table:table-cell table:style-name="ce42" office:value-type="float" office:value="633.100444444444" calcext:value-type="float">
            <text:p><text:s/>633 <text:s/></text:p>
          </table:table-cell>
          <table:table-cell table:style-name="ce42" office:value-type="float" office:value="66367" calcext:value-type="float">
            <text:p><text:s/>66,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5345.7858888889" calcext:value-type="float">
            <text:p><text:s/>35,346 <text:s/></text:p>
          </table:table-cell>
          <table:table-cell table:style-name="ce42" office:value-type="float" office:value="5696.24088888889" calcext:value-type="float">
            <text:p><text:s/>5,696 <text:s/></text:p>
          </table:table-cell>
          <table:table-cell table:style-name="ce42" office:value-type="float" office:value="29649.545" calcext:value-type="float">
            <text:p><text:s/>29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924.6066666667" calcext:value-type="float">
            <text:p><text:s/>28,925 <text:s/></text:p>
          </table:table-cell>
          <table:table-cell table:style-name="ce42" office:value-type="float" office:value="1499.37066666667" calcext:value-type="float">
            <text:p><text:s/>1,499 <text:s/></text:p>
          </table:table-cell>
          <table:table-cell table:style-name="ce42" office:value-type="float" office:value="27425.236" calcext:value-type="float">
            <text:p><text:s/>27,4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9745.6402222222" calcext:value-type="float">
            <text:p><text:s/>19,746 <text:s/></text:p>
          </table:table-cell>
          <table:table-cell table:style-name="ce46" office:value-type="float" office:value="4158.72622222222" calcext:value-type="float">
            <text:p><text:s/>4,159 <text:s/></text:p>
          </table:table-cell>
          <table:table-cell table:style-name="ce46" office:value-type="float" office:value="15586.914" calcext:value-type="float">
            <text:p><text:s/>15,58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2530.062444444" calcext:value-type="float">
            <text:p><text:s/>242,530 <text:s/></text:p>
          </table:table-cell>
          <table:table-cell table:style-name="ce42" office:value-type="float" office:value="163088.652444444" calcext:value-type="float">
            <text:p><text:s/>163,089 <text:s/></text:p>
          </table:table-cell>
          <table:table-cell table:style-name="ce42" office:value-type="float" office:value="79441.41" calcext:value-type="float">
            <text:p><text:s/>79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136.0957777778" calcext:value-type="float">
            <text:p><text:s/>14,136 <text:s/></text:p>
          </table:table-cell>
          <table:table-cell table:style-name="ce42" office:value-type="float" office:value="1166.62577777778" calcext:value-type="float">
            <text:p><text:s/>1,167 <text:s/></text:p>
          </table:table-cell>
          <table:table-cell table:style-name="ce42" office:value-type="float" office:value="12969.47" calcext:value-type="float">
            <text:p><text:s/>12,9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28393.966666667" calcext:value-type="float">
            <text:p><text:s/>228,394 <text:s/></text:p>
          </table:table-cell>
          <table:table-cell table:style-name="ce42" office:value-type="float" office:value="161922.026666667" calcext:value-type="float">
            <text:p><text:s/>161,922 <text:s/></text:p>
          </table:table-cell>
          <table:table-cell table:style-name="ce42" office:value-type="float" office:value="66471.94" calcext:value-type="float">
            <text:p><text:s/>66,4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8066.2066666667" calcext:value-type="float">
            <text:p>( 78,066 <text:s/>)</text:p>
          </table:table-cell>
          <table:table-cell table:style-name="ce45" office:value-type="float" office:value="72982.0586666667" calcext:value-type="float">
            <text:p>( 72,982 <text:s/>)</text:p>
          </table:table-cell>
          <table:table-cell table:style-name="ce45" office:value-type="float" office:value="5084.148" calcext:value-type="float">
            <text:p>( 5,08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6151.8037777778" calcext:value-type="float">
            <text:p>( 66,152 <text:s/>)</text:p>
          </table:table-cell>
          <table:table-cell table:style-name="ce47" office:value-type="float" office:value="33009.7777777778" calcext:value-type="float">
            <text:p>( 33,010 <text:s/>)</text:p>
          </table:table-cell>
          <table:table-cell table:style-name="ce47" office:value-type="float" office:value="33142.026" calcext:value-type="float">
            <text:p>( 33,142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33363.340618038" calcext:value-type="float">
            <text:p><text:s/>433,363 <text:s/></text:p>
          </table:table-cell>
          <table:table-cell table:style-name="ce42" office:value-type="float" office:value="21055.5537777778" calcext:value-type="float">
            <text:p><text:s/>21,056 <text:s/></text:p>
          </table:table-cell>
          <table:table-cell table:style-name="ce42" office:value-type="float" office:value="412307.78684026" calcext:value-type="float">
            <text:p><text:s/>412,3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95652.694062482" calcext:value-type="float">
            <text:p><text:s/>395,653 <text:s/></text:p>
          </table:table-cell>
          <table:table-cell table:style-name="ce42" office:value-type="float" office:value="16051.9982222222" calcext:value-type="float">
            <text:p><text:s/>16,052 <text:s/></text:p>
          </table:table-cell>
          <table:table-cell table:style-name="ce42" office:value-type="float" office:value="379600.69584026" calcext:value-type="float">
            <text:p><text:s/>379,6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7710.6465555556" calcext:value-type="float">
            <text:p><text:s/>37,711 <text:s/></text:p>
          </table:table-cell>
          <table:table-cell table:style-name="ce42" office:value-type="float" office:value="5003.55555555556" calcext:value-type="float">
            <text:p><text:s/>5,004 <text:s/></text:p>
          </table:table-cell>
          <table:table-cell table:style-name="ce42" office:value-type="float" office:value="32707.091" calcext:value-type="float">
            <text:p><text:s/>32,7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24459.1335555556" calcext:value-type="float">
            <text:p>( 24,459 <text:s/>)</text:p>
          </table:table-cell>
          <table:table-cell table:style-name="ce45" office:value-type="float" office:value="1355.55555555556" calcext:value-type="float">
            <text:p>( 1,356 <text:s/>)</text:p>
          </table:table-cell>
          <table:table-cell table:style-name="ce45" office:value-type="float" office:value="23103.578" calcext:value-type="float">
            <text:p>( 23,1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1325.339444444" calcext:value-type="float">
            <text:p><text:s/>131,325 <text:s/></text:p>
          </table:table-cell>
          <table:table-cell table:style-name="ce42" office:value-type="float" office:value="15497.3004444444" calcext:value-type="float">
            <text:p><text:s/>15,497 <text:s/></text:p>
          </table:table-cell>
          <table:table-cell table:style-name="ce42" office:value-type="float" office:value="115828.039" calcext:value-type="float">
            <text:p><text:s/>115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908.06522222222" calcext:value-type="float">
            <text:p><text:s/>5,908 <text:s/></text:p>
          </table:table-cell>
          <table:table-cell table:style-name="ce46" office:value-type="float" office:value="5098.99022222222" calcext:value-type="float">
            <text:p><text:s/>5,099 <text:s/></text:p>
          </table:table-cell>
          <table:table-cell table:style-name="ce46" office:value-type="float" office:value="809.075" calcext:value-type="float">
            <text:p><text:s/>80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0852.744666667" calcext:value-type="float">
            <text:p><text:s/>200,853 <text:s/></text:p>
          </table:table-cell>
          <table:table-cell table:style-name="ce42" office:value-type="float" office:value="77992.3306666667" calcext:value-type="float">
            <text:p><text:s/>77,992 <text:s/></text:p>
          </table:table-cell>
          <table:table-cell table:style-name="ce42" office:value-type="float" office:value="122860.414" calcext:value-type="float">
            <text:p><text:s/>122,8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63090.805" calcext:value-type="float">
            <text:p><text:s/>63,091 <text:s/></text:p>
          </table:table-cell>
          <table:table-cell table:style-name="ce42" office:value-type="float" office:value="8442.584" calcext:value-type="float">
            <text:p><text:s/>8,443 <text:s/></text:p>
          </table:table-cell>
          <table:table-cell table:style-name="ce42" office:value-type="float" office:value="54648.221" calcext:value-type="float">
            <text:p><text:s/>54,6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207.1736666667" calcext:value-type="float">
            <text:p><text:s/>30,207 <text:s/></text:p>
          </table:table-cell>
          <table:table-cell table:style-name="ce42" office:value-type="float" office:value="15959.2266666667" calcext:value-type="float">
            <text:p><text:s/>15,959 <text:s/></text:p>
          </table:table-cell>
          <table:table-cell table:style-name="ce42" office:value-type="float" office:value="14247.947" calcext:value-type="float">
            <text:p><text:s/>14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9950.2275555556" calcext:value-type="float">
            <text:p><text:s/>59,950 <text:s/></text:p>
          </table:table-cell>
          <table:table-cell table:style-name="ce42" office:value-type="float" office:value="4027.55555555556" calcext:value-type="float">
            <text:p><text:s/>4,028 <text:s/></text:p>
          </table:table-cell>
          <table:table-cell table:style-name="ce42" office:value-type="float" office:value="55922.672" calcext:value-type="float">
            <text:p><text:s/>55,9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4129.370490351" calcext:value-type="float">
            <text:p><text:s/>284,129 <text:s/></text:p>
          </table:table-cell>
          <table:table-cell table:style-name="ce42" office:value-type="float" office:value="1501.148268" calcext:value-type="float">
            <text:p><text:s/>1,5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1.148268" calcext:value-type="float">
            <text:p><text:s/>1,501 <text:s/></text:p>
          </table:table-cell>
          <table:table-cell table:style-name="ce42" office:value-type="float" office:value="282628.222222351" calcext:value-type="float">
            <text:p><text:s/>282,6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78614.6642222222" calcext:value-type="float">
            <text:p><text:s/>78,615 <text:s/></text:p>
          </table:table-cell>
          <table:table-cell table:style-name="ce43" office:value-type="float" office:value="2101.19822222222" calcext:value-type="float">
            <text:p><text:s/>2,101 <text:s/></text:p>
          </table:table-cell>
          <table:table-cell table:style-name="ce43" office:value-type="float" office:value="76513.466" calcext:value-type="float">
            <text:p><text:s/>76,51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9495.885111111" calcext:value-type="float">
            <text:p><text:s/>369,496 <text:s/></text:p>
          </table:table-cell>
          <table:table-cell table:style-name="ce42" office:value-type="float" office:value="270508.535111111" calcext:value-type="float">
            <text:p><text:s/>270,509 <text:s/></text:p>
          </table:table-cell>
          <table:table-cell table:style-name="ce42" office:value-type="float" office:value="98987.35" calcext:value-type="float">
            <text:p><text:s/>98,9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17327.895444444" calcext:value-type="float">
            <text:p><text:s/>317,328 <text:s/></text:p>
          </table:table-cell>
          <table:table-cell table:style-name="ce42" office:value-type="float" office:value="228010.876444444" calcext:value-type="float">
            <text:p><text:s/>228,011 <text:s/></text:p>
          </table:table-cell>
          <table:table-cell table:style-name="ce42" office:value-type="float" office:value="89317.019" calcext:value-type="float">
            <text:p><text:s/>89,3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87.444777777778" calcext:value-type="float">
            <text:p><text:s/>387 <text:s/></text:p>
          </table:table-cell>
          <table:table-cell table:style-name="ce42" office:value-type="float" office:value="372.577777777778" calcext:value-type="float">
            <text:p><text:s/>373 <text:s/></text:p>
          </table:table-cell>
          <table:table-cell table:style-name="ce42" office:value-type="float" office:value="14.867" calcext:value-type="float">
            <text:p><text:s/>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0224.2525555556" calcext:value-type="float">
            <text:p><text:s/>30,224 <text:s/></text:p>
          </table:table-cell>
          <table:table-cell table:style-name="ce42" office:value-type="float" office:value="22591.8195555556" calcext:value-type="float">
            <text:p><text:s/>22,592 <text:s/></text:p>
          </table:table-cell>
          <table:table-cell table:style-name="ce42" office:value-type="float" office:value="7632.433" calcext:value-type="float">
            <text:p><text:s/>7,6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429.0843333333" calcext:value-type="float">
            <text:p><text:s/>15,429 <text:s/></text:p>
          </table:table-cell>
          <table:table-cell table:style-name="ce42" office:value-type="float" office:value="13430.0533333333" calcext:value-type="float">
            <text:p><text:s/>13,430 <text:s/></text:p>
          </table:table-cell>
          <table:table-cell table:style-name="ce42" office:value-type="float" office:value="1999.031" calcext:value-type="float">
            <text:p><text:s/>1,9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127.208" calcext:value-type="float">
            <text:p><text:s/>6,127 <text:s/></text:p>
          </table:table-cell>
          <table:table-cell table:style-name="ce43" office:value-type="float" office:value="6103.208" calcext:value-type="float">
            <text:p><text:s/>6,103 <text:s/></text:p>
          </table:table-cell>
          <table:table-cell table:style-name="ce43" office:value-type="float" office:value="24" calcext:value-type="float">
            <text:p><text:s/>2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88097.683555556" calcext:value-type="float">
            <text:p><text:s/>788,098 <text:s/></text:p>
          </table:table-cell>
          <table:table-cell table:style-name="ce44" office:value-type="float" office:value="734617.707555555" calcext:value-type="float">
            <text:p><text:s/>734,618 <text:s/></text:p>
          </table:table-cell>
          <table:table-cell table:style-name="ce44" office:value-type="float" office:value="53479.976" calcext:value-type="float">
            <text:p><text:s/>53,48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6291942.998471" calcext:value-type="float">
            <text:p><text:s/>66,291,943 <text:s/></text:p>
          </table:table-cell>
          <table:table-cell table:style-name="ce42" office:value-type="float" office:value="16978" calcext:value-type="float">
            <text:p><text:s/>16,978 <text:s/></text:p>
          </table:table-cell>
          <table:table-cell table:style-name="ce42" office:value-type="float" office:value="66274964.998471" calcext:value-type="float">
            <text:p><text:s/>66,274,965 <text:s/></text:p>
          </table:table-cell>
          <table:table-cell table:style-name="ce42" office:value-type="float" office:value="3419200.3592" calcext:value-type="float">
            <text:p><text:s/>3,419,200 <text:s/></text:p>
          </table:table-cell>
          <table:table-cell table:style-name="ce42" office:value-type="float" office:value="241463.226573" calcext:value-type="float">
            <text:p><text:s/>241,463 <text:s/></text:p>
          </table:table-cell>
          <table:table-cell table:style-name="ce42" office:value-type="float" office:value="218578.64725" calcext:value-type="float">
            <text:p><text:s/>218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84.579323" calcext:value-type="float">
            <text:p><text:s/>22,885 <text:s/></text:p>
          </table:table-cell>
          <table:table-cell table:style-name="ce42" office:value-type="float" office:value="3177737.132627" calcext:value-type="float">
            <text:p><text:s/>3,177,7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5522266.063" calcext:value-type="float">
            <text:p><text:s/>65,522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522266.063" calcext:value-type="float">
            <text:p><text:s/>65,522,2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07.765599" calcext:value-type="float">
            <text:p><text:s/>35,5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507.765599" calcext:value-type="float">
            <text:p><text:s/>35,5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69676.935471" calcext:value-type="float">
            <text:p><text:s/>769,677 <text:s/></text:p>
          </table:table-cell>
          <table:table-cell table:style-name="ce42" office:value-type="float" office:value="16978" calcext:value-type="float">
            <text:p><text:s/>16,978 <text:s/></text:p>
          </table:table-cell>
          <table:table-cell table:style-name="ce42" office:value-type="float" office:value="752698.935471" calcext:value-type="float">
            <text:p><text:s/>752,699 <text:s/></text:p>
          </table:table-cell>
          <table:table-cell table:style-name="ce42" office:value-type="float" office:value="3383692.593601" calcext:value-type="float">
            <text:p><text:s/>3,383,693 <text:s/></text:p>
          </table:table-cell>
          <table:table-cell table:style-name="ce42" office:value-type="float" office:value="241463.226573" calcext:value-type="float">
            <text:p><text:s/>241,463 <text:s/></text:p>
          </table:table-cell>
          <table:table-cell table:style-name="ce42" office:value-type="float" office:value="218578.64725" calcext:value-type="float">
            <text:p><text:s/>218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84.579323" calcext:value-type="float">
            <text:p><text:s/>22,885 <text:s/></text:p>
          </table:table-cell>
          <table:table-cell table:style-name="ce42" office:value-type="float" office:value="3142229.367028" calcext:value-type="float">
            <text:p><text:s/>3,142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271.613008" calcext:value-type="float">
            <text:p><text:s/>71,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71.613008" calcext:value-type="float">
            <text:p><text:s/>71,27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1271.613008" calcext:value-type="float">
            <text:p><text:s/>71,27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1271.613008" calcext:value-type="float">
            <text:p><text:s/>71,272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41757.760813333" calcext:value-type="float">
            <text:p><text:s/>541,75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276.4505177778" calcext:value-type="float">
            <text:p><text:s/>15,276 <text:s/></text:p>
          </table:table-cell>
          <table:table-cell table:style-name="ce41" office:value-type="float" office:value="135064.766057778" calcext:value-type="float">
            <text:p><text:s/>135,065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704336.4287556" calcext:value-type="float">
            <text:p><text:s/>11,704,3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704336.4287556" calcext:value-type="float">
            <text:p><text:s/>11,704,336 <text:s/></text:p>
          </table:table-cell>
          <table:table-cell table:style-name="ce43" office:value-type="float" office:value="541757.760813333" calcext:value-type="float">
            <text:p><text:s/>541,7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276.4505177778" calcext:value-type="float">
            <text:p><text:s/>15,276 <text:s/></text:p>
          </table:table-cell>
          <table:table-cell table:style-name="ce43" office:value-type="float" office:value="135064.766057778" calcext:value-type="float">
            <text:p><text:s/>135,065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03" calcext:value-type="float">
            <text:p><text:s/>-0 <text:s/></text:p>
          </table:table-cell>
          <table:table-cell table:style-name="ce43" office:value-type="float" office:value="0.000000000008" calcext:value-type="float">
            <text:p><text:s/>0 <text:s/></text:p>
          </table:table-cell>
          <table:table-cell table:style-name="ce43" office:value-type="float" office:value="-9414.349575555" calcext:value-type="float">
            <text:p><text:s/>-9,4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704336.4287556" calcext:value-type="float">
            <text:p><text:s/>11,704,336 <text:s/></text:p>
          </table:table-cell>
          <table:table-cell table:style-name="ce42" office:value-type="float" office:value="822394.919702222" calcext:value-type="float">
            <text:p><text:s/>822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76.4505177778" calcext:value-type="float">
            <text:p><text:s/>15,276 <text:s/></text:p>
          </table:table-cell>
          <table:table-cell table:style-name="ce42" office:value-type="float" office:value="135064.766057778" calcext:value-type="float">
            <text:p><text:s/>135,065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704336.4287556" calcext:value-type="float">
            <text:p><text:s/>11,704,336 <text:s/></text:p>
          </table:table-cell>
          <table:table-cell table:style-name="ce42" office:value-type="float" office:value="822394.919702222" calcext:value-type="float">
            <text:p><text:s/>822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2.09414666667" calcext:value-type="float">
            <text:p><text:s/>1,262 <text:s/></text:p>
          </table:table-cell>
          <table:table-cell table:style-name="ce42" office:value-type="float" office:value="134243.914882222" calcext:value-type="float">
            <text:p><text:s/>134,24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14.3563711111" calcext:value-type="float">
            <text:p><text:s/>14,014 <text:s/></text:p>
          </table:table-cell>
          <table:table-cell table:style-name="ce42" office:value-type="float" office:value="820.851175555556" calcext:value-type="float">
            <text:p><text:s/>82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637.158888889" calcext:value-type="float">
            <text:p><text:s/>280,6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24571.7043533" calcext:value-type="float">
            <text:p><text:s/>23,924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637.158888889" calcext:value-type="float">
            <text:p><text:s/>280,6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24571.7043533" calcext:value-type="float">
            <text:p><text:s/>23,924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1331.29818" calcext:value-type="float">
            <text:p><text:s/>1,781,3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.3063666666667" calcext:value-type="float">
            <text:p><text:s/>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4.60151777778" calcext:value-type="float">
            <text:p><text:s/>1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472.602288889" calcext:value-type="float">
            <text:p><text:s/>330,4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4373.803942222" calcext:value-type="float">
            <text:p><text:s/>904,3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754.046666667" calcext:value-type="float">
            <text:p><text:s/>308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093.546131111" calcext:value-type="float">
            <text:p><text:s/>193,0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3046.3912666667" calcext:value-type="float">
            <text:p><text:s/>43,0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94432.371833333" calcext:value-type="float">
            <text:p><text:s/>894,4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258222.3839156" calcext:value-type="float">
            <text:p><text:s/>21,258,2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258222.3839156" calcext:value-type="float">
            <text:p><text:s/>21,258,2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76456.3133467" calcext:value-type="float">
            <text:p><text:s/>12,376,4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35.9286755556" calcext:value-type="float">
            <text:p><text:s/>38,1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780.645691111" calcext:value-type="float">
            <text:p><text:s/>355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832.358111111" calcext:value-type="float">
            <text:p><text:s/>536,8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03.7509" calcext:value-type="float">
            <text:p><text:s/>22,2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770.62234" calcext:value-type="float">
            <text:p><text:s/>38,7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756.662635556" calcext:value-type="float">
            <text:p><text:s/>328,7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958.7983755556" calcext:value-type="float">
            <text:p><text:s/>52,9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6323.83397556" calcext:value-type="float">
            <text:p><text:s/>2,676,3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9244.42918" calcext:value-type="float">
            <text:p><text:s/>1,839,2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183.4311333333" calcext:value-type="float">
            <text:p>( 21,18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58101.96287111" calcext:value-type="float">
            <text:p>( 1,658,10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0403.569935556" calcext:value-type="float">
            <text:p><text:s/>540,4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7250.560755556" calcext:value-type="float">
            <text:p><text:s/>217,2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9425.2741044444" calcext:value-type="float">
            <text:p><text:s/>79,4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067.958042222" calcext:value-type="float">
            <text:p><text:s/>316,0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904.351184444" calcext:value-type="float">
            <text:p><text:s/>110,9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73197.518206667" calcext:value-type="float">
            <text:p><text:s/>473,1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829.750708889" calcext:value-type="float">
            <text:p><text:s/>528,8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876.294811111" calcext:value-type="float">
            <text:p><text:s/>186,8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1953.455897778" calcext:value-type="float">
            <text:p><text:s/>341,9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1704.5350622222" calcext:value-type="float">
            <text:p>( 31,70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23559.150764444" calcext:value-type="float">
            <text:p>( 223,55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3120.35818444" calcext:value-type="float">
            <text:p><text:s/>1,543,1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9829.01701111" calcext:value-type="float">
            <text:p><text:s/>1,439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291.341173333" calcext:value-type="float">
            <text:p><text:s/>103,2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6269.7171533333" calcext:value-type="float">
            <text:p>( 56,27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6936.033011111" calcext:value-type="float">
            <text:p><text:s/>626,9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5005.298133333" calcext:value-type="float">
            <text:p><text:s/>195,0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04753.55698" calcext:value-type="float">
            <text:p><text:s/>3,804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95672.54272444" calcext:value-type="float">
            <text:p><text:s/>2,595,6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803.548484444" calcext:value-type="float">
            <text:p><text:s/>221,8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497.757408889" calcext:value-type="float">
            <text:p><text:s/>132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484.2197244444" calcext:value-type="float">
            <text:p><text:s/>87,4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290.852353333" calcext:value-type="float">
            <text:p><text:s/>234,2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802.51022" calcext:value-type="float">
            <text:p><text:s/>51,8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282.156466667" calcext:value-type="float">
            <text:p><text:s/>121,2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395.662335556" calcext:value-type="float">
            <text:p><text:s/>117,3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86.49413111111" calcext:value-type="float">
            <text:p><text:s/>3,8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752.459675556" calcext:value-type="float">
            <text:p><text:s/>258,7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870.810348889" calcext:value-type="float">
            <text:p><text:s/>170,8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7881.6493266667" calcext:value-type="float">
            <text:p><text:s/>87,8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70621.75047956" calcext:value-type="float">
            <text:p><text:s/>4,370,6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3357.981864445" calcext:value-type="float">
            <text:p><text:s/>513,3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282.68296" calcext:value-type="float">
            <text:p><text:s/>265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036.75536" calcext:value-type="float">
            <text:p><text:s/>125,0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688.9107844444" calcext:value-type="float">
            <text:p><text:s/>70,6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204.098166667" calcext:value-type="float">
            <text:p><text:s/>136,2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305.214311111" calcext:value-type="float">
            <text:p><text:s/>103,3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141.025302222" calcext:value-type="float">
            <text:p><text:s/>114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5982.815542222" calcext:value-type="float">
            <text:p><text:s/>785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2431.359366222" calcext:value-type="float">
            <text:p><text:s/>522,4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34190.90682222" calcext:value-type="float">
            <text:p><text:s/>1,734,1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31109.70394711" calcext:value-type="float">
            <text:p><text:s/>4,131,1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421729.8" calcext:value-type="float">
            <text:p><text:s/>40,421,730 <text:s/></text:p>
          </table:table-cell>
          <table:table-cell table:style-name="ce42" office:value-type="float" office:value="8606458.462" calcext:value-type="float">
            <text:p><text:s/>8,606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869.831" calcext:value-type="float">
            <text:p><text:s/>159,870 <text:s/></text:p>
          </table:table-cell>
          <table:table-cell table:style-name="ce42" office:value-type="float" office:value="1413468.482" calcext:value-type="float">
            <text:p><text:s/>1,413,4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421729.8" calcext:value-type="float">
            <text:p><text:s/>40,421,730 <text:s/></text:p>
          </table:table-cell>
          <table:table-cell table:style-name="ce42" office:value-type="float" office:value="8606458.462" calcext:value-type="float">
            <text:p><text:s/>8,606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07.962" calcext:value-type="float">
            <text:p><text:s/>13,208 <text:s/></text:p>
          </table:table-cell>
          <table:table-cell table:style-name="ce42" office:value-type="float" office:value="1404878.179" calcext:value-type="float">
            <text:p><text:s/>1,404,8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661.869" calcext:value-type="float">
            <text:p><text:s/>146,662 <text:s/></text:p>
          </table:table-cell>
          <table:table-cell table:style-name="ce42" office:value-type="float" office:value="8590.303" calcext:value-type="float">
            <text:p><text:s/>8,5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4042" calcext:value-type="float">
            <text:p><text:s/>114,04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017045.67915077" calcext:value-type="float">
            <text:p><text:s/>3,017,046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593938.584747" calcext:value-type="float">
            <text:p><text:s/>138,593,93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61294.1047251" calcext:value-type="float">
            <text:p><text:s/>18,961,294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3316" calcext:value-type="float">
            <text:p><text:s/>1,313,316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5604.44444444" calcext:value-type="float">
            <text:p><text:s/>2,305,60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95237.352593679" calcext:value-type="float">
            <text:p><text:s/>-395,23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4042" calcext:value-type="float">
            <text:p><text:s/>114,04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9426007.067322" calcext:value-type="float">
            <text:p><text:s/>119,426,007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66654.8323135" calcext:value-type="float">
            <text:p><text:s/>24,766,655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101" calcext:value-type="float">
            <text:p><text:s/>-0 <text:s/></text:p>
          </table:table-cell>
          <table:table-cell table:style-name="ce43" office:value-type="float" office:value="56738.9551530767" calcext:value-type="float">
            <text:p><text:s/>56,739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030004.641269" calcext:value-type="float">
            <text:p><text:s/>123,030,005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32828.44777778" calcext:value-type="float">
            <text:p><text:s/>5,732,82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5808.06777778" calcext:value-type="float">
            <text:p><text:s/>4,505,808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04301.4207042" calcext:value-type="float">
            <text:p><text:s/>52,704,30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800764.5400406" calcext:value-type="float">
            <text:p><text:s/>48,800,765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35.2075466667" calcext:value-type="float">
            <text:p><text:s/>14,835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6623.883333333" calcext:value-type="float">
            <text:p><text:s/>756,624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14843.0740886" calcext:value-type="float">
            <text:p><text:s/>10,514,843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3433.042" calcext:value-type="float">
            <text:p><text:s/>2,003,433 <text:s/></text:p>
          </table:table-cell>
          <table:table-cell table:style-name="ce42" office:value-type="float" office:value="111240004.455928" calcext:value-type="float">
            <text:p><text:s/>111,240,00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3433.042" calcext:value-type="float">
            <text:p><text:s/>2,003,433 <text:s/></text:p>
          </table:table-cell>
          <table:table-cell table:style-name="ce42" office:value-type="float" office:value="87703456.3806743" calcext:value-type="float">
            <text:p><text:s/>87,703,45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536548.0752533" calcext:value-type="float">
            <text:p><text:s/>23,536,54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7935.0402" calcext:value-type="float">
            <text:p><text:s/>497,935 <text:s/></text:p>
          </table:table-cell>
          <table:table-cell table:style-name="ce42" office:value-type="float" office:value="6499261.35437431" calcext:value-type="float">
            <text:p><text:s/>6,499,261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3.2397" calcext:value-type="float">
            <text:p><text:s/>2,443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856.317" calcext:value-type="float">
            <text:p><text:s/>536,856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7701.312333333" calcext:value-type="float">
            <text:p><text:s/>517,701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4.60151777778" calcext:value-type="float">
            <text:p><text:s/>1,515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7935.0402" calcext:value-type="float">
            <text:p><text:s/>497,935 <text:s/></text:p>
          </table:table-cell>
          <table:table-cell table:style-name="ce42" office:value-type="float" office:value="3975886.60030914" calcext:value-type="float">
            <text:p><text:s/>3,975,887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8570.803053333" calcext:value-type="float">
            <text:p><text:s/>918,571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754.046666667" calcext:value-type="float">
            <text:p><text:s/>308,754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093.546131111" calcext:value-type="float">
            <text:p><text:s/>193,094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440.8876629498" calcext:value-type="float">
            <text:p><text:s/>44,44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35925.774055555" calcext:value-type="float">
            <text:p><text:s/>935,92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4042" calcext:value-type="float">
            <text:p><text:s/>114,042 <text:s/></text:p>
          </table:table-cell>
          <table:table-cell table:style-name="ce44" office:value-type="float" office:value="1505498.0018" calcext:value-type="float">
            <text:p><text:s/>1,505,498 <text:s/></text:p>
          </table:table-cell>
          <table:table-cell table:style-name="ce44" office:value-type="float" office:value="75377425.9660846" calcext:value-type="float">
            <text:p><text:s/>75,377,42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4042" calcext:value-type="float">
            <text:p><text:s/>114,042 <text:s/></text:p>
          </table:table-cell>
          <table:table-cell table:style-name="ce44" office:value-type="float" office:value="1505498.0018" calcext:value-type="float">
            <text:p><text:s/>1,505,498 <text:s/></text:p>
          </table:table-cell>
          <table:table-cell table:style-name="ce44" office:value-type="float" office:value="52464671.2866658" calcext:value-type="float">
            <text:p><text:s/>52,464,671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5498.0018" calcext:value-type="float">
            <text:p><text:s/>1,505,498 <text:s/></text:p>
          </table:table-cell>
          <table:table-cell table:style-name="ce42" office:value-type="float" office:value="26661372.6686876" calcext:value-type="float">
            <text:p><text:s/>26,661,37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82.9394977778" calcext:value-type="float">
            <text:p><text:s/>84,783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86.1558518519" calcext:value-type="float">
            <text:p><text:s/>18,586 <text:s/></text:p>
          </table:table-cell>
          <table:table-cell table:style-name="ce42" office:value-type="float" office:value="761922.587105117" calcext:value-type="float">
            <text:p><text:s/>761,923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36.5834814815" calcext:value-type="float">
            <text:p><text:s/>36,737 <text:s/></text:p>
          </table:table-cell>
          <table:table-cell table:style-name="ce42" office:value-type="float" office:value="1491352.22974909" calcext:value-type="float">
            <text:p><text:s/>1,491,352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74.4448166667" calcext:value-type="float">
            <text:p><text:s/>42,47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356.4283033333" calcext:value-type="float">
            <text:p><text:s/>47,356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89.158" calcext:value-type="float">
            <text:p><text:s/>12,989 <text:s/></text:p>
          </table:table-cell>
          <table:table-cell table:style-name="ce42" office:value-type="float" office:value="1244956.86370481" calcext:value-type="float">
            <text:p><text:s/>1,244,95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392.4894366667" calcext:value-type="float">
            <text:p><text:s/>61,392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0954.75663333" calcext:value-type="float">
            <text:p><text:s/>1,360,955 <text:s/></text:p>
          </table:table-cell>
          <table:table-cell table:style-name="ce42" office:value-type="float" office:value="7672797.28689545" calcext:value-type="float">
            <text:p><text:s/>7,672,797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0954.75663333" calcext:value-type="float">
            <text:p><text:s/>1,360,955 <text:s/></text:p>
          </table:table-cell>
          <table:table-cell table:style-name="ce42" office:value-type="float" office:value="5890635.04340045" calcext:value-type="float">
            <text:p><text:s/>5,890,63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862.7049" calcext:value-type="float">
            <text:p>( 18,863 <text:s/>)</text:p>
          </table:table-cell>
          <table:table-cell table:style-name="ce45" office:value-type="float" office:value="999271.95845334" calcext:value-type="float">
            <text:p>( 999,272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42092.05173333" calcext:value-type="float">
            <text:p>( 1,342,092 <text:s/>)</text:p>
          </table:table-cell>
          <table:table-cell table:style-name="ce45" office:value-type="float" office:value="4730713.56088267" calcext:value-type="float">
            <text:p>( 4,730,714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90.488888888889" calcext:value-type="float">
            <text:p>( 690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2474.08899125" calcext:value-type="float">
            <text:p><text:s/>1,122,47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540.634655967" calcext:value-type="float">
            <text:p><text:s/>468,541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1147.519847778" calcext:value-type="float">
            <text:p><text:s/>191,148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5987.794506667" calcext:value-type="float">
            <text:p><text:s/>485,988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644.888757778" calcext:value-type="float">
            <text:p><text:s/>209,645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81708.673328889" calcext:value-type="float">
            <text:p><text:s/>581,709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2276.87875889" calcext:value-type="float">
            <text:p><text:s/>2,942,27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0956.16690889" calcext:value-type="float">
            <text:p><text:s/>1,710,956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320.71185" calcext:value-type="float">
            <text:p><text:s/>1,231,321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5274.072985556" calcext:value-type="float">
            <text:p>( 115,27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92870.479375556" calcext:value-type="float">
            <text:p>( 292,870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79.2805" calcext:value-type="float">
            <text:p><text:s/>10,479 <text:s/></text:p>
          </table:table-cell>
          <table:table-cell table:style-name="ce42" office:value-type="float" office:value="4222984.75023407" calcext:value-type="float">
            <text:p><text:s/>4,222,985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87.5683" calcext:value-type="float">
            <text:p><text:s/>6,288 <text:s/></text:p>
          </table:table-cell>
          <table:table-cell table:style-name="ce42" office:value-type="float" office:value="4008754.37140518" calcext:value-type="float">
            <text:p><text:s/>4,008,754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1.7122" calcext:value-type="float">
            <text:p><text:s/>4,192 <text:s/></text:p>
          </table:table-cell>
          <table:table-cell table:style-name="ce42" office:value-type="float" office:value="214230.378828889" calcext:value-type="float">
            <text:p><text:s/>214,23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91.7122" calcext:value-type="float">
            <text:p>( 4,192 <text:s/>)</text:p>
          </table:table-cell>
          <table:table-cell table:style-name="ce45" office:value-type="float" office:value="92536.8775922222" calcext:value-type="float">
            <text:p>( 92,537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8969.01256" calcext:value-type="float">
            <text:p><text:s/>838,969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1617.956608889" calcext:value-type="float">
            <text:p><text:s/>211,618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752.0673333333" calcext:value-type="float">
            <text:p><text:s/>65,752 <text:s/></text:p>
          </table:table-cell>
          <table:table-cell table:style-name="ce42" office:value-type="float" office:value="4298877.00050648" calcext:value-type="float">
            <text:p><text:s/>4,298,877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752.0673333333" calcext:value-type="float">
            <text:p><text:s/>65,752 <text:s/></text:p>
          </table:table-cell>
          <table:table-cell table:style-name="ce42" office:value-type="float" office:value="2724515.41505778" calcext:value-type="float">
            <text:p><text:s/>2,724,515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274.452198889" calcext:value-type="float">
            <text:p><text:s/>291,274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497.757408889" calcext:value-type="float">
            <text:p><text:s/>132,498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011.882176667" calcext:value-type="float">
            <text:p><text:s/>250,012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9381.702843694" calcext:value-type="float">
            <text:p><text:s/>519,382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013.035626667" calcext:value-type="float">
            <text:p><text:s/>152,01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7091.613662222" calcext:value-type="float">
            <text:p><text:s/>117,092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22261.8349167" calcext:value-type="float">
            <text:p><text:s/>13,022,26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098.6666666667" calcext:value-type="float">
            <text:p><text:s/>96,09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03563.27845" calcext:value-type="float">
            <text:p><text:s/>12,603,563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402.329002222" calcext:value-type="float">
            <text:p><text:s/>147,402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6.49413111111" calcext:value-type="float">
            <text:p><text:s/>3,886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311.066666667" calcext:value-type="float">
            <text:p><text:s/>171,311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5221.440145556" calcext:value-type="float">
            <text:p><text:s/>715,221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527.124152222" calcext:value-type="float">
            <text:p><text:s/>254,527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0694.315993333" calcext:value-type="float">
            <text:p><text:s/>460,69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21.26" calcext:value-type="float">
            <text:p><text:s/>3,4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71873.63588426" calcext:value-type="float">
            <text:p><text:s/>5,771,874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357.981864445" calcext:value-type="float">
            <text:p><text:s/>513,358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3629.7429736" calcext:value-type="float">
            <text:p><text:s/>1,073,63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973.288693333" calcext:value-type="float">
            <text:p><text:s/>134,973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44.2441177778" calcext:value-type="float">
            <text:p><text:s/>84,244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799.564833333" calcext:value-type="float">
            <text:p><text:s/>146,800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372.725755556" calcext:value-type="float">
            <text:p><text:s/>109,37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141.025302222" calcext:value-type="float">
            <text:p><text:s/>114,14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6207.068097778" calcext:value-type="float">
            <text:p><text:s/>816,207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421.26" calcext:value-type="float">
            <text:p><text:s/>3,4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5884.402144" calcext:value-type="float">
            <text:p><text:s/>895,88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83263.59210222" calcext:value-type="float">
            <text:p><text:s/>1,883,26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10620.74" calcext:value-type="float">
            <text:p><text:s/>110,6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293941.70703167" calcext:value-type="float">
            <text:p><text:s/>6,293,942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12754.6794189" calcext:value-type="float">
            <text:p><text:s/>22,912,755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12754.6794189" calcext:value-type="float">
            <text:p><text:s/>22,912,755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976701.1533133" calcext:value-type="float">
            <text:p>( 18,976,701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373423.52096" calcext:value-type="float">
            <text:p><text:s/>250,373,42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09121.349" calcext:value-type="float">
            <text:p><text:s/>212,809,12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252.172" calcext:value-type="float">
            <text:p><text:s/>155,252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2568" calcext:value-type="float">
            <text:p><text:s/>2,382,568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26481.99996" calcext:value-type="float">
            <text:p><text:s/>35,026,482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13656.999966" calcext:value-type="float">
            <text:p><text:s/>23,913,657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913656.999966" calcext:value-type="float">
            <text:p><text:s/>23,913,657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